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0.876cm"/>
    </style:style>
    <style:style style:name="co2" style:family="table-column">
      <style:table-column-properties fo:break-before="auto" style:column-width="13.425cm"/>
    </style:style>
    <style:style style:name="co3" style:family="table-column">
      <style:table-column-properties fo:break-before="auto" style:column-width="7.948cm"/>
    </style:style>
    <style:style style:name="co4" style:family="table-column">
      <style:table-column-properties fo:break-before="auto" style:column-width="8.073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676cm"/>
    </style:style>
    <style:style style:name="co8" style:family="table-column">
      <style:table-column-properties fo:break-before="auto" style:column-width="5.904cm"/>
    </style:style>
    <style:style style:name="co9" style:family="table-column">
      <style:table-column-properties fo:break-before="auto" style:column-width="4.54cm"/>
    </style:style>
    <style:style style:name="co10" style:family="table-column">
      <style:table-column-properties fo:break-before="auto" style:column-width="4.665cm"/>
    </style:style>
    <style:style style:name="co11" style:family="table-column">
      <style:table-column-properties fo:break-before="auto" style:column-width="6.812cm"/>
    </style:style>
    <style:style style:name="co12" style:family="table-column">
      <style:table-column-properties fo:break-before="auto" style:column-width="6.937cm"/>
    </style:style>
    <style:style style:name="co13" style:family="table-column">
      <style:table-column-properties fo:break-before="auto" style:column-width="6.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9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61">
      <style:table-cell-properties fo:background-color="#ffffff"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52">
      <style:table-cell-properties fo:background-color="#ffffff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ostra de 10e3 files" table:style-name="ta1">
        <table:table-column table:style-name="co1" table:default-cell-style-name="ce22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3" table:number-columns-repeated="2" table:default-cell-style-name="ce25"/>
        <table:table-column table:style-name="co4" table:number-columns-repeated="2" table:default-cell-style-name="ce25"/>
        <table:table-column table:style-name="co3" table:number-columns-repeated="14" table:default-cell-style-name="ce25"/>
        <table:table-column table:style-name="co4" table:default-cell-style-name="ce25"/>
        <table:table-column table:style-name="co3" table:number-columns-repeated="2" table:default-cell-style-name="ce25"/>
        <table:table-column table:style-name="co4" table:number-columns-repeated="2" table:default-cell-style-name="ce25"/>
        <table:table-column table:style-name="co5" table:default-cell-style-name="ce25"/>
        <table:table-column table:style-name="co6" table:number-columns-repeated="996" table:default-cell-style-name="ce25"/>
        <table:table-row table:style-name="ro1">
          <table:table-cell table:style-name="ce19" office:value-type="string" calcext:value-type="string">
            <text:p>Parser Statistic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0"/>
          <table:table-cell table:style-name="ce2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Filtered out rows coun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ost rows percentag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iginal rows count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Statistical profile</text:p>
          </table:table-cell>
          <table:table-cell table:style-name="ce23" table:number-columns-repeated="10"/>
          <table:table-cell table:number-columns-repeated="1013"/>
        </table:table-row>
        <table:table-row table:style-name="ro1">
          <table:table-cell table:style-name="ce20"/>
          <table:table-cell table:style-name="ce24" office:value-type="string" calcext:value-type="string">
            <text:p>IsAlertMessage?</text:p>
          </table:table-cell>
          <table:table-cell table:style-name="ce24" office:value-type="string" calcext:value-type="string">
            <text:p>Timestamp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ode</text:p>
          </table:table-cell>
          <table:table-cell table:style-name="ce24" office:value-type="string" calcext:value-type="string">
            <text:p>NodeRepeat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Component</text:p>
          </table:table-cell>
          <table:table-cell table:style-name="ce24" office:value-type="string" calcext:value-type="string">
            <text:p>Level</text:p>
          </table:table-cell>
          <table:table-cell table:style-name="ce24" office:value-type="string" calcext:value-type="string">
            <text:p>Content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NumericResults</text:p>
          </table:table-cell>
          <table:table-cell table:style-name="ce24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float" office:value="1000" calcext:value-type="float">
            <text:p>1000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Entropy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average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max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min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variance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TimestampResults</text:p>
          </table:table-cell>
          <table:table-cell table:style-name="ce24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0.71699520551913" calcext:value-type="float">
            <text:p>0,71699520551913</text:p>
          </table:table-cell>
          <table:table-cell office:value-type="float" office:value="0" calcext:value-type="float">
            <text:p>0</text:p>
          </table:table-cell>
          <table:table-cell office:value-type="float" office:value="9.94832485177625" calcext:value-type="float">
            <text:p>9,94832485177625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0.183183183183183" calcext:value-type="float">
            <text:p>0,183183183183183</text:p>
          </table:table-cell>
          <table:table-cell office:value-type="float" office:value="0" calcext:value-type="float">
            <text:p>0</text:p>
          </table:table-cell>
          <table:table-cell office:value-type="float" office:value="0.183168571571572" calcext:value-type="float">
            <text:p>0,183168571571572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.275892" calcext:value-type="float">
            <text:p>6,275892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23" calcext:value-type="float">
            <text:p>0,13123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446852497623218" calcext:value-type="float">
            <text:p>0,446852497623218</text:p>
          </table:table-cell>
          <table:table-cell office:value-type="float" office:value="0" calcext:value-type="float">
            <text:p>0</text:p>
          </table:table-cell>
          <table:table-cell office:value-type="float" office:value="0.272159581399881" calcext:value-type="float">
            <text:p>0,272159581399881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0.199677154632108" calcext:value-type="float">
            <text:p>0,199677154632108</text:p>
          </table:table-cell>
          <table:table-cell office:value-type="float" office:value="0" calcext:value-type="float">
            <text:p>0</text:p>
          </table:table-cell>
          <table:table-cell office:value-type="float" office:value="0.0740708377477585" calcext:value-type="float">
            <text:p>0,074070837747759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05-06-03 22:45:53</text:p>
          </table:table-cell>
          <table:table-cell table:style-name="ce27" office:value-type="string" calcext:value-type="string">
            <text:p>2005-06-03 00:00:00</text:p>
          </table:table-cell>
          <table:table-cell table:style-name="ce10" office:value-type="date" office:date-value="2005-06-03T15:45:53.35" calcext:value-type="date">
            <text:p>2005-06-03 15:45:53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05-06-03 22:42:50</text:p>
          </table:table-cell>
          <table:table-cell table:style-name="ce27" office:value-type="string" calcext:value-type="string">
            <text:p>2005-06-03 00:00:00</text:p>
          </table:table-cell>
          <table:table-cell table:style-name="ce10" office:value-type="date" office:date-value="2005-06-03T15:42:50.36" calcext:value-type="date">
            <text:p>2005-06-03 15:42:5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7.33411821629478" calcext:value-type="float">
            <text:p>7,33411821629478</text:p>
          </table:table-cell>
          <table:table-cell office:value-type="float" office:value="0" calcext:value-type="float">
            <text:p>0</text:p>
          </table:table-cell>
          <table:table-cell office:value-type="float" office:value="9.96578428466202" calcext:value-type="float">
            <text:p>9,96578428466202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StringResults</text:p>
          </table:table-cell>
          <table:table-cell table:style-name="ce24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Characters entropy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3.19529593449622" calcext:value-type="float">
            <text:p>3,19529593449622</text:p>
          </table:table-cell>
          <table:table-cell office:value-type="float" office:value="1.58496250072116" calcext:value-type="float">
            <text:p>1,58496250072116</text:p>
          </table:table-cell>
          <table:table-cell office:value-type="float" office:value="2.25162916738782" calcext:value-type="float">
            <text:p>2,25162916738782</text:p>
          </table:table-cell>
          <table:table-cell office:value-type="float" office:value="2" calcext:value-type="float">
            <text:p>2</text:p>
          </table:table-cell>
          <table:table-cell office:value-type="float" office:value="3.60265559655819" calcext:value-type="float">
            <text:p>3,60265559655819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average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max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min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standard deviation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variance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 characters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 messages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 words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averag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max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min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standard deviation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variance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s entropy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entropy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2192809488736" calcext:value-type="float">
            <text:p>2,32192809488736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averag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max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min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standard deviation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variance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xecution call tracker</text:p>
          </table:table-cell>
          <table:table-cell table:style-name="ce23" table:number-columns-repeated="6"/>
          <table:table-cell table:style-name="ce18" table:number-columns-repeated="21"/>
          <table:table-cell table:number-columns-repeated="996"/>
        </table:table-row>
        <table:table-row table:style-name="ro1">
          <table:table-cell table:style-name="ce20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24" table:number-columns-repeated="4"/>
          <table:table-cell table:style-name="ce24" office:value-type="string" calcext:value-type="string">
            <text:p>Call count</text:p>
          </table:table-cell>
          <table:table-cell table:style-name="ce18" table:number-columns-repeated="21"/>
          <table:table-cell table:number-columns-repeated="996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34.903435" calcext:value-type="float">
            <text:p>3,49E+01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4.335059" calcext:value-type="float">
            <text:p>4,34E+00</text:p>
          </table:table-cell>
          <table:table-cell table:style-name="ce12" office:value-type="float" office:value="4.3380695" calcext:value-type="float">
            <text:p>4,34E+00</text:p>
          </table:table-cell>
          <table:table-cell table:style-name="ce12" office:value-type="float" office:value="4.27745" calcext:value-type="float">
            <text:p>4,28E+00</text:p>
          </table:table-cell>
          <table:table-cell table:style-name="ce12" office:value-type="float" office:value="4.410638" calcext:value-type="float">
            <text:p>4,41E+00</text:p>
          </table:table-cell>
          <table:table-cell table:style-name="ce12" office:value-type="float" office:value="0.0494288529413741" calcext:value-type="float">
            <text:p>4,94E-02</text:p>
          </table:table-cell>
          <table:table-cell table:style-name="ce16" office:value-type="float" office:value="6" calcext:value-type="float">
            <text:p>6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style-name="ce12" office:value-type="float" office:value="2.330965" calcext:value-type="float">
            <text:p>2,33E+00</text:p>
          </table:table-cell>
          <table:table-cell table:style-name="ce12" office:value-type="float" office:value="2.306194" calcext:value-type="float">
            <text:p>2,31E+00</text:p>
          </table:table-cell>
          <table:table-cell table:style-name="ce12" office:value-type="float" office:value="2.227915" calcext:value-type="float">
            <text:p>2,23E+00</text:p>
          </table:table-cell>
          <table:table-cell table:style-name="ce12" office:value-type="float" office:value="2.359702" calcext:value-type="float">
            <text:p>2,36E+00</text:p>
          </table:table-cell>
          <table:table-cell table:style-name="ce12" office:value-type="float" office:value="0.0692975841786711" calcext:value-type="float">
            <text:p>6,93E-02</text:p>
          </table:table-cell>
          <table:table-cell table:style-name="ce16" office:value-type="float" office:value="3" calcext:value-type="float">
            <text:p>3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number-columns-repeated="4" table:style-name="ce12" office:value-type="float" office:value="1.58445" calcext:value-type="float">
            <text:p>1,58E+00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style-name="ce12" office:value-type="float" office:value="1.009099" calcext:value-type="float">
            <text:p>1,01E+00</text:p>
          </table:table-cell>
          <table:table-cell table:style-name="ce12" office:value-type="float" office:value="1.026957" calcext:value-type="float">
            <text:p>1,03E+00</text:p>
          </table:table-cell>
          <table:table-cell table:style-name="ce12" office:value-type="float" office:value="1.004837" calcext:value-type="float">
            <text:p>1,00E+00</text:p>
          </table:table-cell>
          <table:table-cell table:style-name="ce12" office:value-type="float" office:value="1.066935" calcext:value-type="float">
            <text:p>1,07E+00</text:p>
          </table:table-cell>
          <table:table-cell table:style-name="ce12" office:value-type="float" office:value="0.0346874836792754" calcext:value-type="float">
            <text:p>3,47E-02</text:p>
          </table:table-cell>
          <table:table-cell table:style-name="ce16" office:value-type="float" office:value="3" calcext:value-type="float">
            <text:p>3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0.973704" calcext:value-type="float">
            <text:p>9,74E-01</text:p>
          </table:table-cell>
          <table:table-cell table:style-name="ce12" office:value-type="float" office:value="0.976408166666667" calcext:value-type="float">
            <text:p>9,76E-01</text:p>
          </table:table-cell>
          <table:table-cell table:style-name="ce12" office:value-type="float" office:value="0.956473" calcext:value-type="float">
            <text:p>9,56E-01</text:p>
          </table:table-cell>
          <table:table-cell table:style-name="ce12" office:value-type="float" office:value="1.000734" calcext:value-type="float">
            <text:p>1,00E+00</text:p>
          </table:table-cell>
          <table:table-cell table:style-name="ce12" office:value-type="float" office:value="0.0179331131978435" calcext:value-type="float">
            <text:p>1,79E-02</text:p>
          </table:table-cell>
          <table:table-cell table:style-name="ce16" office:value-type="float" office:value="6" calcext:value-type="float">
            <text:p>6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0.921294" calcext:value-type="float">
            <text:p>9,21E-01</text:p>
          </table:table-cell>
          <table:table-cell table:style-name="ce12" office:value-type="float" office:value="0.916203333333333" calcext:value-type="float">
            <text:p>9,16E-01</text:p>
          </table:table-cell>
          <table:table-cell table:style-name="ce12" office:value-type="float" office:value="0.899089" calcext:value-type="float">
            <text:p>8,99E-01</text:p>
          </table:table-cell>
          <table:table-cell table:style-name="ce12" office:value-type="float" office:value="0.926867" calcext:value-type="float">
            <text:p>9,27E-01</text:p>
          </table:table-cell>
          <table:table-cell table:style-name="ce12" office:value-type="float" office:value="0.0108419168169963" calcext:value-type="float">
            <text:p>1,08E-02</text:p>
          </table:table-cell>
          <table:table-cell table:style-name="ce16" office:value-type="float" office:value="6" calcext:value-type="float">
            <text:p>6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0.9167755" calcext:value-type="float">
            <text:p>9,17E-01</text:p>
          </table:table-cell>
          <table:table-cell table:style-name="ce12" office:value-type="float" office:value="0.913381333333333" calcext:value-type="float">
            <text:p>9,13E-01</text:p>
          </table:table-cell>
          <table:table-cell table:style-name="ce12" office:value-type="float" office:value="0.898956" calcext:value-type="float">
            <text:p>8,99E-01</text:p>
          </table:table-cell>
          <table:table-cell table:style-name="ce12" office:value-type="float" office:value="0.9278" calcext:value-type="float">
            <text:p>9,28E-01</text:p>
          </table:table-cell>
          <table:table-cell table:style-name="ce12" office:value-type="float" office:value="0.0110936227746695" calcext:value-type="float">
            <text:p>1,11E-02</text:p>
          </table:table-cell>
          <table:table-cell table:style-name="ce16" office:value-type="float" office:value="6" calcext:value-type="float">
            <text:p>6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0.9115765" calcext:value-type="float">
            <text:p>9,12E-01</text:p>
          </table:table-cell>
          <table:table-cell table:style-name="ce12" office:value-type="float" office:value="0.935918409090909" calcext:value-type="float">
            <text:p>9,36E-01</text:p>
          </table:table-cell>
          <table:table-cell table:style-name="ce12" office:value-type="float" office:value="0.884793" calcext:value-type="float">
            <text:p>8,85E-01</text:p>
          </table:table-cell>
          <table:table-cell table:style-name="ce12" office:value-type="float" office:value="1.066923" calcext:value-type="float">
            <text:p>1,07E+00</text:p>
          </table:table-cell>
          <table:table-cell table:style-name="ce12" office:value-type="float" office:value="0.0490546315328602" calcext:value-type="float">
            <text:p>4,91E-02</text:p>
          </table:table-cell>
          <table:table-cell table:style-name="ce16" office:value-type="float" office:value="22" calcext:value-type="float">
            <text:p>22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21" office:value-type="string" calcext:value-type="string">
            <text:p>Tupleprocessor.process</text:p>
          </table:table-cell>
          <table:table-cell table:number-columns-repeated="4" table:style-name="ce13" office:value-type="float" office:value="0.302539" calcext:value-type="float">
            <text:p>3,03E-01</text:p>
          </table:table-cell>
          <table:table-cell table:style-name="ce13" office:value-type="string" calcext:value-type="string">
            <text:p>-</text:p>
          </table:table-cell>
          <table:table-cell table:style-name="ce17" office:value-type="float" office:value="1" calcext:value-type="float">
            <text:p>1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0.302229" calcext:value-type="float">
            <text:p>3,02E-01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0.279724" calcext:value-type="float">
            <text:p>2,80E-01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0.2710575" calcext:value-type="float">
            <text:p>2,71E-01</text:p>
          </table:table-cell>
          <table:table-cell table:style-name="ce12" office:value-type="float" office:value="0.270728318181818" calcext:value-type="float">
            <text:p>2,71E-01</text:p>
          </table:table-cell>
          <table:table-cell table:style-name="ce12" office:value-type="float" office:value="0.258832" calcext:value-type="float">
            <text:p>2,59E-01</text:p>
          </table:table-cell>
          <table:table-cell table:style-name="ce12" office:value-type="float" office:value="0.287662" calcext:value-type="float">
            <text:p>2,88E-01</text:p>
          </table:table-cell>
          <table:table-cell table:style-name="ce12" office:value-type="float" office:value="0.00693594448120228" calcext:value-type="float">
            <text:p>6,94E-03</text:p>
          </table:table-cell>
          <table:table-cell table:style-name="ce16" office:value-type="float" office:value="22" calcext:value-type="float">
            <text:p>22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0.262251" calcext:value-type="float">
            <text:p>2,62E-01</text:p>
          </table:table-cell>
          <table:table-cell table:style-name="ce12" office:value-type="float" office:value="0.26444004" calcext:value-type="float">
            <text:p>2,64E-01</text:p>
          </table:table-cell>
          <table:table-cell table:style-name="ce12" office:value-type="float" office:value="0.222666" calcext:value-type="float">
            <text:p>2,23E-01</text:p>
          </table:table-cell>
          <table:table-cell table:style-name="ce12" office:value-type="float" office:value="0.302953" calcext:value-type="float">
            <text:p>3,03E-01</text:p>
          </table:table-cell>
          <table:table-cell table:style-name="ce12" office:value-type="float" office:value="0.0148053242519935" calcext:value-type="float">
            <text:p>1,48E-02</text:p>
          </table:table-cell>
          <table:table-cell table:style-name="ce16" office:value-type="float" office:value="25" calcext:value-type="float">
            <text:p>25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0.2575845" calcext:value-type="float">
            <text:p>2,58E-01</text:p>
          </table:table-cell>
          <table:table-cell table:style-name="ce12" office:value-type="float" office:value="0.257795727272727" calcext:value-type="float">
            <text:p>2,58E-01</text:p>
          </table:table-cell>
          <table:table-cell table:style-name="ce12" office:value-type="float" office:value="0.238802" calcext:value-type="float">
            <text:p>2,39E-01</text:p>
          </table:table-cell>
          <table:table-cell table:style-name="ce12" office:value-type="float" office:value="0.28456" calcext:value-type="float">
            <text:p>2,85E-01</text:p>
          </table:table-cell>
          <table:table-cell table:style-name="ce12" office:value-type="float" office:value="0.00765610251574531" calcext:value-type="float">
            <text:p>7,66E-03</text:p>
          </table:table-cell>
          <table:table-cell table:style-name="ce16" office:value-type="float" office:value="22" calcext:value-type="float">
            <text:p>22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style-name="ce12" office:value-type="float" office:value="0.244143" calcext:value-type="float">
            <text:p>2,44E-01</text:p>
          </table:table-cell>
          <table:table-cell table:style-name="ce12" office:value-type="float" office:value="0.242851" calcext:value-type="float">
            <text:p>2,43E-01</text:p>
          </table:table-cell>
          <table:table-cell table:style-name="ce12" office:value-type="float" office:value="0.237325" calcext:value-type="float">
            <text:p>2,37E-01</text:p>
          </table:table-cell>
          <table:table-cell table:style-name="ce12" office:value-type="float" office:value="0.247085" calcext:value-type="float">
            <text:p>2,47E-01</text:p>
          </table:table-cell>
          <table:table-cell table:style-name="ce12" office:value-type="float" office:value="0.00500663040377459" calcext:value-type="float">
            <text:p>5,01E-03</text:p>
          </table:table-cell>
          <table:table-cell table:style-name="ce16" office:value-type="float" office:value="3" calcext:value-type="float">
            <text:p>3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0.2312665" calcext:value-type="float">
            <text:p>2,31E-01</text:p>
          </table:table-cell>
          <table:table-cell table:style-name="ce12" office:value-type="float" office:value="0.230526833333333" calcext:value-type="float">
            <text:p>2,31E-01</text:p>
          </table:table-cell>
          <table:table-cell table:style-name="ce12" office:value-type="float" office:value="0.228354" calcext:value-type="float">
            <text:p>2,28E-01</text:p>
          </table:table-cell>
          <table:table-cell table:style-name="ce12" office:value-type="float" office:value="0.231713" calcext:value-type="float">
            <text:p>2,32E-01</text:p>
          </table:table-cell>
          <table:table-cell table:style-name="ce12" office:value-type="float" office:value="0.00142494342577755" calcext:value-type="float">
            <text:p>1,42E-03</text:p>
          </table:table-cell>
          <table:table-cell table:style-name="ce16" office:value-type="float" office:value="6" calcext:value-type="float">
            <text:p>6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0.2312035" calcext:value-type="float">
            <text:p>2,31E-01</text:p>
          </table:table-cell>
          <table:table-cell table:style-name="ce12" office:value-type="float" office:value="0.219002" calcext:value-type="float">
            <text:p>2,19E-01</text:p>
          </table:table-cell>
          <table:table-cell table:style-name="ce12" office:value-type="float" office:value="0.154494" calcext:value-type="float">
            <text:p>1,54E-01</text:p>
          </table:table-cell>
          <table:table-cell table:style-name="ce12" office:value-type="float" office:value="0.23314" calcext:value-type="float">
            <text:p>2,33E-01</text:p>
          </table:table-cell>
          <table:table-cell table:style-name="ce12" office:value-type="float" office:value="0.0316150005598608" calcext:value-type="float">
            <text:p>3,16E-02</text:p>
          </table:table-cell>
          <table:table-cell table:style-name="ce16" office:value-type="float" office:value="6" calcext:value-type="float">
            <text:p>6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0.231165" calcext:value-type="float">
            <text:p>2,31E-01</text:p>
          </table:table-cell>
          <table:table-cell table:style-name="ce12" office:value-type="float" office:value="0.218716384615385" calcext:value-type="float">
            <text:p>2,19E-01</text:p>
          </table:table-cell>
          <table:table-cell table:style-name="ce12" office:value-type="float" office:value="0.127241" calcext:value-type="float">
            <text:p>1,27E-01</text:p>
          </table:table-cell>
          <table:table-cell table:style-name="ce12" office:value-type="float" office:value="0.302181" calcext:value-type="float">
            <text:p>3,02E-01</text:p>
          </table:table-cell>
          <table:table-cell table:style-name="ce12" office:value-type="float" office:value="0.0366860593916293" calcext:value-type="float">
            <text:p>3,67E-02</text:p>
          </table:table-cell>
          <table:table-cell table:style-name="ce16" office:value-type="float" office:value="26" calcext:value-type="float">
            <text:p>26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style-name="ce12" office:value-type="float" office:value="0.226864" calcext:value-type="float">
            <text:p>2,27E-01</text:p>
          </table:table-cell>
          <table:table-cell table:style-name="ce12" office:value-type="float" office:value="0.218532" calcext:value-type="float">
            <text:p>2,19E-01</text:p>
          </table:table-cell>
          <table:table-cell table:style-name="ce12" office:value-type="float" office:value="0.19502" calcext:value-type="float">
            <text:p>1,95E-01</text:p>
          </table:table-cell>
          <table:table-cell table:style-name="ce12" office:value-type="float" office:value="0.233712" calcext:value-type="float">
            <text:p>2,34E-01</text:p>
          </table:table-cell>
          <table:table-cell table:style-name="ce12" office:value-type="float" office:value="0.0206478663304468" calcext:value-type="float">
            <text:p>2,06E-02</text:p>
          </table:table-cell>
          <table:table-cell table:style-name="ce16" office:value-type="float" office:value="3" calcext:value-type="float">
            <text:p>3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0.216789" calcext:value-type="float">
            <text:p>2,17E-01</text:p>
          </table:table-cell>
          <table:table-cell table:style-name="ce12" office:value-type="float" office:value="0.215713666666667" calcext:value-type="float">
            <text:p>2,16E-01</text:p>
          </table:table-cell>
          <table:table-cell table:style-name="ce12" office:value-type="float" office:value="0.194035" calcext:value-type="float">
            <text:p>1,94E-01</text:p>
          </table:table-cell>
          <table:table-cell table:style-name="ce12" office:value-type="float" office:value="0.24082" calcext:value-type="float">
            <text:p>2,41E-01</text:p>
          </table:table-cell>
          <table:table-cell table:style-name="ce12" office:value-type="float" office:value="0.0160878900999064" calcext:value-type="float">
            <text:p>1,61E-02</text:p>
          </table:table-cell>
          <table:table-cell table:style-name="ce16" office:value-type="float" office:value="6" calcext:value-type="float">
            <text:p>6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0.209034" calcext:value-type="float">
            <text:p>2,09E-01</text:p>
          </table:table-cell>
          <table:table-cell table:style-name="ce12" office:value-type="float" office:value="0.203779333333333" calcext:value-type="float">
            <text:p>2,04E-01</text:p>
          </table:table-cell>
          <table:table-cell table:style-name="ce12" office:value-type="float" office:value="0.178703" calcext:value-type="float">
            <text:p>1,79E-01</text:p>
          </table:table-cell>
          <table:table-cell table:style-name="ce12" office:value-type="float" office:value="0.218312" calcext:value-type="float">
            <text:p>2,18E-01</text:p>
          </table:table-cell>
          <table:table-cell table:style-name="ce12" office:value-type="float" office:value="0.0138874851527073" calcext:value-type="float">
            <text:p>1,39E-02</text:p>
          </table:table-cell>
          <table:table-cell table:style-name="ce16" office:value-type="float" office:value="6" calcext:value-type="float">
            <text:p>6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0.1857645" calcext:value-type="float">
            <text:p>1,86E-01</text:p>
          </table:table-cell>
          <table:table-cell table:style-name="ce12" office:value-type="float" office:value="0.178441833333333" calcext:value-type="float">
            <text:p>1,78E-01</text:p>
          </table:table-cell>
          <table:table-cell table:style-name="ce12" office:value-type="float" office:value="0.127277" calcext:value-type="float">
            <text:p>1,27E-01</text:p>
          </table:table-cell>
          <table:table-cell table:style-name="ce12" office:value-type="float" office:value="0.235681" calcext:value-type="float">
            <text:p>2,36E-01</text:p>
          </table:table-cell>
          <table:table-cell table:style-name="ce12" office:value-type="float" office:value="0.0405740125618193" calcext:value-type="float">
            <text:p>4,06E-02</text:p>
          </table:table-cell>
          <table:table-cell table:style-name="ce16" office:value-type="float" office:value="6" calcext:value-type="float">
            <text:p>6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style-name="ce12" office:value-type="float" office:value="0.167293" calcext:value-type="float">
            <text:p>1,67E-01</text:p>
          </table:table-cell>
          <table:table-cell table:style-name="ce12" office:value-type="float" office:value="0.170414333333333" calcext:value-type="float">
            <text:p>1,70E-01</text:p>
          </table:table-cell>
          <table:table-cell table:style-name="ce12" office:value-type="float" office:value="0.165255" calcext:value-type="float">
            <text:p>1,65E-01</text:p>
          </table:table-cell>
          <table:table-cell table:style-name="ce12" office:value-type="float" office:value="0.178695" calcext:value-type="float">
            <text:p>1,79E-01</text:p>
          </table:table-cell>
          <table:table-cell table:style-name="ce12" office:value-type="float" office:value="0.00724330320595054" calcext:value-type="float">
            <text:p>7,24E-03</text:p>
          </table:table-cell>
          <table:table-cell table:style-name="ce16" office:value-type="float" office:value="3" calcext:value-type="float">
            <text:p>3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number-columns-repeated="4" table:style-name="ce12" office:value-type="float" office:value="0.164392" calcext:value-type="float">
            <text:p>1,64E-01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0.1595835" calcext:value-type="float">
            <text:p>1,60E-01</text:p>
          </table:table-cell>
          <table:table-cell table:style-name="ce12" office:value-type="float" office:value="0.15663" calcext:value-type="float">
            <text:p>1,57E-01</text:p>
          </table:table-cell>
          <table:table-cell table:style-name="ce12" office:value-type="float" office:value="0.139438" calcext:value-type="float">
            <text:p>1,39E-01</text:p>
          </table:table-cell>
          <table:table-cell table:style-name="ce12" office:value-type="float" office:value="0.162289" calcext:value-type="float">
            <text:p>1,62E-01</text:p>
          </table:table-cell>
          <table:table-cell table:style-name="ce12" office:value-type="float" office:value="0.00851968992393502" calcext:value-type="float">
            <text:p>8,52E-03</text:p>
          </table:table-cell>
          <table:table-cell table:style-name="ce16" office:value-type="float" office:value="6" calcext:value-type="float">
            <text:p>6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number-columns-repeated="4" table:style-name="ce12" office:value-type="float" office:value="0.083273" calcext:value-type="float">
            <text:p>8,33E-02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0.0830765" calcext:value-type="float">
            <text:p>8,31E-02</text:p>
          </table:table-cell>
          <table:table-cell table:style-name="ce12" office:value-type="float" office:value="0.0822761666666667" calcext:value-type="float">
            <text:p>8,23E-02</text:p>
          </table:table-cell>
          <table:table-cell table:style-name="ce12" office:value-type="float" office:value="0.078375" calcext:value-type="float">
            <text:p>7,84E-02</text:p>
          </table:table-cell>
          <table:table-cell table:style-name="ce12" office:value-type="float" office:value="0.083797" calcext:value-type="float">
            <text:p>8,38E-02</text:p>
          </table:table-cell>
          <table:table-cell table:style-name="ce12" office:value-type="float" office:value="0.00201784849943366" calcext:value-type="float">
            <text:p>2,02E-03</text:p>
          </table:table-cell>
          <table:table-cell table:style-name="ce16" office:value-type="float" office:value="6" calcext:value-type="float">
            <text:p>6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number-columns-repeated="4" table:style-name="ce12" office:value-type="float" office:value="0.079596" calcext:value-type="float">
            <text:p>7,96E-02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style-name="ce12" office:value-type="float" office:value="0.079432" calcext:value-type="float">
            <text:p>7,94E-02</text:p>
          </table:table-cell>
          <table:table-cell table:style-name="ce12" office:value-type="float" office:value="0.0793693333333333" calcext:value-type="float">
            <text:p>7,94E-02</text:p>
          </table:table-cell>
          <table:table-cell table:style-name="ce12" office:value-type="float" office:value="0.079216" calcext:value-type="float">
            <text:p>7,92E-02</text:p>
          </table:table-cell>
          <table:table-cell table:style-name="ce12" office:value-type="float" office:value="0.07946" calcext:value-type="float">
            <text:p>7,95E-02</text:p>
          </table:table-cell>
          <table:table-cell table:style-name="ce12" office:value-type="float" office:value="0.000133526526702879" calcext:value-type="float">
            <text:p>1,34E-04</text:p>
          </table:table-cell>
          <table:table-cell table:style-name="ce16" office:value-type="float" office:value="3" calcext:value-type="float">
            <text:p>3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style-name="ce12" office:value-type="float" office:value="0.079218" calcext:value-type="float">
            <text:p>7,92E-02</text:p>
          </table:table-cell>
          <table:table-cell table:style-name="ce12" office:value-type="float" office:value="0.079357" calcext:value-type="float">
            <text:p>7,94E-02</text:p>
          </table:table-cell>
          <table:table-cell table:style-name="ce12" office:value-type="float" office:value="0.078147" calcext:value-type="float">
            <text:p>7,81E-02</text:p>
          </table:table-cell>
          <table:table-cell table:style-name="ce12" office:value-type="float" office:value="0.080706" calcext:value-type="float">
            <text:p>8,07E-02</text:p>
          </table:table-cell>
          <table:table-cell table:style-name="ce12" office:value-type="float" office:value="0.00128515018577597" calcext:value-type="float">
            <text:p>1,29E-03</text:p>
          </table:table-cell>
          <table:table-cell table:style-name="ce16" office:value-type="float" office:value="3" calcext:value-type="float">
            <text:p>3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0.0772985" calcext:value-type="float">
            <text:p>7,73E-02</text:p>
          </table:table-cell>
          <table:table-cell table:style-name="ce12" office:value-type="float" office:value="0.077427" calcext:value-type="float">
            <text:p>7,74E-02</text:p>
          </table:table-cell>
          <table:table-cell table:style-name="ce12" office:value-type="float" office:value="0.076962" calcext:value-type="float">
            <text:p>7,70E-02</text:p>
          </table:table-cell>
          <table:table-cell table:style-name="ce12" office:value-type="float" office:value="0.078538" calcext:value-type="float">
            <text:p>7,85E-02</text:p>
          </table:table-cell>
          <table:table-cell table:style-name="ce12" office:value-type="float" office:value="0.000567244568065662" calcext:value-type="float">
            <text:p>5,67E-04</text:p>
          </table:table-cell>
          <table:table-cell table:style-name="ce16" office:value-type="float" office:value="6" calcext:value-type="float">
            <text:p>6</text:p>
          </table:table-cell>
          <table:table-cell table:style-name="ce28" table:number-columns-repeated="21"/>
          <table:table-cell table:style-name="Default" table:number-columns-repeated="996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627272727272727" calcext:value-type="float">
            <text:p>6,27E-06</text:p>
          </table:table-cell>
          <table:table-cell table:style-name="ce12" office:value-type="float" office:value="0.000003" calcext:value-type="float">
            <text:p>3,00E-06</text:p>
          </table:table-cell>
          <table:table-cell table:style-name="ce12" office:value-type="float" office:value="0.00002" calcext:value-type="float">
            <text:p>2,00E-05</text:p>
          </table:table-cell>
          <table:table-cell table:style-name="ce12" office:value-type="float" office:value="0.00000319496356908685" calcext:value-type="float">
            <text:p>3,19E-06</text:p>
          </table:table-cell>
          <table:table-cell table:style-name="ce16" office:value-type="float" office:value="22" calcext:value-type="float">
            <text:p>22</text:p>
          </table:table-cell>
          <table:table-cell table:style-name="ce18" table:number-columns-repeated="21"/>
          <table:table-cell table:number-columns-repeated="996"/>
        </table:table-row>
        <table:table-row table:style-name="ro1" table:number-rows-repeated="38">
          <table:table-cell table:number-columns-repeated="7"/>
          <table:table-cell table:style-name="ce18" table:number-columns-repeated="21"/>
          <table:table-cell table:number-columns-repeated="99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4 files" table:style-name="ta1">
        <table:table-column table:style-name="co1" table:default-cell-style-name="ce22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3" table:number-columns-repeated="2" table:default-cell-style-name="ce25"/>
        <table:table-column table:style-name="co4" table:default-cell-style-name="ce25"/>
        <table:table-column table:style-name="co3" table:number-columns-repeated="15" table:default-cell-style-name="ce25"/>
        <table:table-column table:style-name="co4" table:default-cell-style-name="ce25"/>
        <table:table-column table:style-name="co3" table:number-columns-repeated="2" table:default-cell-style-name="ce25"/>
        <table:table-column table:style-name="co4" table:number-columns-repeated="2" table:default-cell-style-name="ce25"/>
        <table:table-column table:style-name="co5" table:default-cell-style-name="ce25"/>
        <table:table-column table:style-name="co6" table:number-columns-repeated="996" table:default-cell-style-name="ce25"/>
        <table:table-row table:style-name="ro1">
          <table:table-cell table:style-name="ce19" office:value-type="string" calcext:value-type="string">
            <text:p>Parser Statistic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0"/>
          <table:table-cell table:style-name="ce2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Filtered out rows coun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ost rows percentag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iginal rows count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Statistical profile</text:p>
          </table:table-cell>
          <table:table-cell table:style-name="ce23" table:number-columns-repeated="10"/>
          <table:table-cell table:number-columns-repeated="1013"/>
        </table:table-row>
        <table:table-row table:style-name="ro1">
          <table:table-cell table:style-name="ce20"/>
          <table:table-cell table:style-name="ce24" office:value-type="string" calcext:value-type="string">
            <text:p>IsAlertMessage?</text:p>
          </table:table-cell>
          <table:table-cell table:style-name="ce24" office:value-type="string" calcext:value-type="string">
            <text:p>Timestamp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ode</text:p>
          </table:table-cell>
          <table:table-cell table:style-name="ce24" office:value-type="string" calcext:value-type="string">
            <text:p>NodeRepeat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Component</text:p>
          </table:table-cell>
          <table:table-cell table:style-name="ce24" office:value-type="string" calcext:value-type="string">
            <text:p>Level</text:p>
          </table:table-cell>
          <table:table-cell table:style-name="ce24" office:value-type="string" calcext:value-type="string">
            <text:p>Content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NumericResults</text:p>
          </table:table-cell>
          <table:table-cell table:style-name="ce24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float" office:value="10000" calcext:value-type="float">
            <text:p>10000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Entropy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average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max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min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variance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TimestampResults</text:p>
          </table:table-cell>
          <table:table-cell table:style-name="ce24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000" calcext:value-type="float">
            <text:p>1000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0.637619828412753" calcext:value-type="float">
            <text:p>0,637619828412753</text:p>
          </table:table-cell>
          <table:table-cell office:value-type="float" office:value="0" calcext:value-type="float">
            <text:p>0</text:p>
          </table:table-cell>
          <table:table-cell office:value-type="float" office:value="13.113712456948" calcext:value-type="float">
            <text:p>13,113712456948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0.655665566556656" calcext:value-type="float">
            <text:p>0,655665566556656</text:p>
          </table:table-cell>
          <table:table-cell office:value-type="float" office:value="0" calcext:value-type="float">
            <text:p>0</text:p>
          </table:table-cell>
          <table:table-cell office:value-type="float" office:value="0.655639335633562" calcext:value-type="float">
            <text:p>0,655639335633562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1512.952161" calcext:value-type="float">
            <text:p>1512,952161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71" calcext:value-type="float">
            <text:p>0,000771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18.4672859326843" calcext:value-type="float">
            <text:p>18,4672859326843</text:p>
          </table:table-cell>
          <table:table-cell office:value-type="float" office:value="0" calcext:value-type="float">
            <text:p>0</text:p>
          </table:table-cell>
          <table:table-cell office:value-type="float" office:value="18.4657185845972" calcext:value-type="float">
            <text:p>18,4657185845972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341.040649719518" calcext:value-type="float">
            <text:p>341,040649719518</text:p>
          </table:table-cell>
          <table:table-cell office:value-type="float" office:value="0" calcext:value-type="float">
            <text:p>0</text:p>
          </table:table-cell>
          <table:table-cell office:value-type="float" office:value="340.982762845537" calcext:value-type="float">
            <text:p>340,982762845537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05-06-04 00:32:06</text:p>
          </table:table-cell>
          <table:table-cell table:style-name="ce27" office:value-type="string" calcext:value-type="string">
            <text:p>2005-06-03 00:00:00</text:p>
          </table:table-cell>
          <table:table-cell table:style-name="ce10" office:value-type="date" office:date-value="2005-06-03T17:32:06.1" calcext:value-type="date">
            <text:p>2005-06-03 17:32:06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05-06-03 22:42:50</text:p>
          </table:table-cell>
          <table:table-cell table:style-name="ce27" office:value-type="string" calcext:value-type="string">
            <text:p>2005-06-03 00:00:00</text:p>
          </table:table-cell>
          <table:table-cell table:style-name="ce10" office:value-type="date" office:date-value="2005-06-03T15:42:50.36" calcext:value-type="date">
            <text:p>2005-06-03 15:42:5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9.91291993675721" calcext:value-type="float">
            <text:p>9,91291993675721</text:p>
          </table:table-cell>
          <table:table-cell office:value-type="float" office:value="0" calcext:value-type="float">
            <text:p>0</text:p>
          </table:table-cell>
          <table:table-cell office:value-type="float" office:value="13.2877123795481" calcext:value-type="float">
            <text:p>13,2877123795481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StringResults</text:p>
          </table:table-cell>
          <table:table-cell table:style-name="ce24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Characters entropy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3.53869512952082" calcext:value-type="float">
            <text:p>3,53869512952082</text:p>
          </table:table-cell>
          <table:table-cell office:value-type="float" office:value="1.58496250072116" calcext:value-type="float">
            <text:p>1,58496250072116</text:p>
          </table:table-cell>
          <table:table-cell office:value-type="float" office:value="2.27379087235403" calcext:value-type="float">
            <text:p>2,27379087235403</text:p>
          </table:table-cell>
          <table:table-cell office:value-type="float" office:value="2.03559038029416" calcext:value-type="float">
            <text:p>2,03559038029416</text:p>
          </table:table-cell>
          <table:table-cell office:value-type="float" office:value="4.31413511861248" calcext:value-type="float">
            <text:p>4,31413511861248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average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5796" calcext:value-type="float">
            <text:p>3,5796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max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min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standard deviation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1205920775408" calcext:value-type="float">
            <text:p>1,01205920775408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variance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2426383999982" calcext:value-type="float">
            <text:p>1,02426383999982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 characters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 messages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4684" calcext:value-type="float">
            <text:p>46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3" calcext:value-type="float">
            <text:p>473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 words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4684" calcext:value-type="float">
            <text:p>46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10000" calcext:value-type="float">
            <text:p>1000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averag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8998" calcext:value-type="float">
            <text:p>18998</text:p>
          </table:table-cell>
          <table:table-cell office:value-type="float" office:value="3" calcext:value-type="float">
            <text:p>3</text:p>
          </table:table-cell>
          <table:table-cell office:value-type="float" office:value="5989" calcext:value-type="float">
            <text:p>5989</text:p>
          </table:table-cell>
          <table:table-cell office:value-type="float" office:value="4004" calcext:value-type="float">
            <text:p>4004</text:p>
          </table:table-cell>
          <table:table-cell office:value-type="float" office:value="39.1444" calcext:value-type="float">
            <text:p>39,1444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max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min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standard deviation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0.0894203556244448" calcext:value-type="float">
            <text:p>0,089420355624445</text:p>
          </table:table-cell>
          <table:table-cell office:value-type="float" office:value="0" calcext:value-type="float">
            <text:p>0</text:p>
          </table:table-cell>
          <table:table-cell office:value-type="float" office:value="0.194625280988852" calcext:value-type="float">
            <text:p>0,194625280988852</text:p>
          </table:table-cell>
          <table:table-cell office:value-type="float" office:value="0.0631189353522468" calcext:value-type="float">
            <text:p>0,063118935352247</text:p>
          </table:table-cell>
          <table:table-cell office:value-type="float" office:value="5.72378796252878" calcext:value-type="float">
            <text:p>5,72378796252878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varianc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0.00799600000000218" calcext:value-type="float">
            <text:p>0,007996000000002</text:p>
          </table:table-cell>
          <table:table-cell office:value-type="float" office:value="0" calcext:value-type="float">
            <text:p>0</text:p>
          </table:table-cell>
          <table:table-cell office:value-type="float" office:value="0.0378789999999894" calcext:value-type="float">
            <text:p>0,037878999999989</text:p>
          </table:table-cell>
          <table:table-cell office:value-type="float" office:value="0.00398400000000111" calcext:value-type="float">
            <text:p>0,003984000000001</text:p>
          </table:table-cell>
          <table:table-cell office:value-type="float" office:value="32.7617486399894" calcext:value-type="float">
            <text:p>32,7617486399894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s entropy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7.17358170335077" calcext:value-type="float">
            <text:p>7,17358170335077</text:p>
          </table:table-cell>
          <table:table-cell office:value-type="float" office:value="0" calcext:value-type="float">
            <text:p>0</text:p>
          </table:table-cell>
          <table:table-cell office:value-type="float" office:value="0.0438235277173267" calcext:value-type="float">
            <text:p>0,043823527717327</text:p>
          </table:table-cell>
          <table:table-cell office:value-type="float" office:value="0.0376223603222785" calcext:value-type="float">
            <text:p>0,037622360322279</text:p>
          </table:table-cell>
          <table:table-cell office:value-type="float" office:value="3.6841337922129" calcext:value-type="float">
            <text:p>3,6841337922129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entropy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7.17358170335077" calcext:value-type="float">
            <text:p>7,17358170335077</text:p>
          </table:table-cell>
          <table:table-cell office:value-type="float" office:value="0" calcext:value-type="float">
            <text:p>0</text:p>
          </table:table-cell>
          <table:table-cell office:value-type="float" office:value="0.0438235277173267" calcext:value-type="float">
            <text:p>0,043823527717327</text:p>
          </table:table-cell>
          <table:table-cell office:value-type="float" office:value="0.0376223603222785" calcext:value-type="float">
            <text:p>0,037622360322279</text:p>
          </table:table-cell>
          <table:table-cell office:value-type="float" office:value="4.11763653767342" calcext:value-type="float">
            <text:p>4,11763653767342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averag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8998" calcext:value-type="float">
            <text:p>18998</text:p>
          </table:table-cell>
          <table:table-cell office:value-type="float" office:value="3" calcext:value-type="float">
            <text:p>3</text:p>
          </table:table-cell>
          <table:table-cell office:value-type="float" office:value="5989" calcext:value-type="float">
            <text:p>5989</text:p>
          </table:table-cell>
          <table:table-cell office:value-type="float" office:value="4004" calcext:value-type="float">
            <text:p>4004</text:p>
          </table:table-cell>
          <table:table-cell office:value-type="float" office:value="39.1444" calcext:value-type="float">
            <text:p>39,1444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max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min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standard deviation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0.0894203556244448" calcext:value-type="float">
            <text:p>0,089420355624445</text:p>
          </table:table-cell>
          <table:table-cell office:value-type="float" office:value="0" calcext:value-type="float">
            <text:p>0</text:p>
          </table:table-cell>
          <table:table-cell office:value-type="float" office:value="0.194625280988852" calcext:value-type="float">
            <text:p>0,194625280988852</text:p>
          </table:table-cell>
          <table:table-cell office:value-type="float" office:value="0.0631189353522468" calcext:value-type="float">
            <text:p>0,063118935352247</text:p>
          </table:table-cell>
          <table:table-cell office:value-type="float" office:value="5.72378796252878" calcext:value-type="float">
            <text:p>5,72378796252878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varianc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0.00799600000000218" calcext:value-type="float">
            <text:p>0,007996000000002</text:p>
          </table:table-cell>
          <table:table-cell office:value-type="float" office:value="0" calcext:value-type="float">
            <text:p>0</text:p>
          </table:table-cell>
          <table:table-cell office:value-type="float" office:value="0.0378789999999894" calcext:value-type="float">
            <text:p>0,037878999999989</text:p>
          </table:table-cell>
          <table:table-cell office:value-type="float" office:value="0.00398400000000111" calcext:value-type="float">
            <text:p>0,003984000000001</text:p>
          </table:table-cell>
          <table:table-cell office:value-type="float" office:value="32.7617486399894" calcext:value-type="float">
            <text:p>32,761748639989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xecution call tracker</text:p>
          </table:table-cell>
          <table:table-cell table:style-name="ce23" table:number-columns-repeated="6"/>
          <table:table-cell table:style-name="ce18" table:number-columns-repeated="1017"/>
        </table:table-row>
        <table:table-row table:style-name="ro1">
          <table:table-cell table:style-name="ce20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24" table:number-columns-repeated="4"/>
          <table:table-cell table:style-name="ce24" office:value-type="string" calcext:value-type="string">
            <text:p>Call count</text:p>
          </table:table-cell>
          <table:table-cell table:style-name="ce18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33.762029" calcext:value-type="float">
            <text:p>3,38E+01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4.2403385" calcext:value-type="float">
            <text:p>4,24E+00</text:p>
          </table:table-cell>
          <table:table-cell table:style-name="ce12" office:value-type="float" office:value="4.2903205" calcext:value-type="float">
            <text:p>4,29E+00</text:p>
          </table:table-cell>
          <table:table-cell table:style-name="ce12" office:value-type="float" office:value="4.210594" calcext:value-type="float">
            <text:p>4,21E+00</text:p>
          </table:table-cell>
          <table:table-cell table:style-name="ce12" office:value-type="float" office:value="4.42718" calcext:value-type="float">
            <text:p>4,43E+00</text:p>
          </table:table-cell>
          <table:table-cell table:style-name="ce12" office:value-type="float" office:value="0.0988573881361428" calcext:value-type="float">
            <text:p>9,89E-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style-name="ce12" office:value-type="float" office:value="2.053105" calcext:value-type="float">
            <text:p>2,05E+00</text:p>
          </table:table-cell>
          <table:table-cell table:style-name="ce12" office:value-type="float" office:value="2.019538" calcext:value-type="float">
            <text:p>2,02E+00</text:p>
          </table:table-cell>
          <table:table-cell table:style-name="ce12" office:value-type="float" office:value="1.876297" calcext:value-type="float">
            <text:p>1,88E+00</text:p>
          </table:table-cell>
          <table:table-cell table:style-name="ce12" office:value-type="float" office:value="2.129212" calcext:value-type="float">
            <text:p>2,13E+00</text:p>
          </table:table-cell>
          <table:table-cell table:style-name="ce12" office:value-type="float" office:value="0.129755758727696" calcext:value-type="float">
            <text:p>1,30E-01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number-columns-repeated="4" table:style-name="ce12" office:value-type="float" office:value="1.59475" calcext:value-type="float">
            <text:p>1,59E+00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0.929599" calcext:value-type="float">
            <text:p>9,30E-01</text:p>
          </table:table-cell>
          <table:table-cell table:style-name="ce12" office:value-type="float" office:value="0.926357" calcext:value-type="float">
            <text:p>9,26E-01</text:p>
          </table:table-cell>
          <table:table-cell table:style-name="ce12" office:value-type="float" office:value="0.899864" calcext:value-type="float">
            <text:p>9,00E-01</text:p>
          </table:table-cell>
          <table:table-cell table:style-name="ce12" office:value-type="float" office:value="0.948084" calcext:value-type="float">
            <text:p>9,48E-01</text:p>
          </table:table-cell>
          <table:table-cell table:style-name="ce12" office:value-type="float" office:value="0.017042614001379" calcext:value-type="float">
            <text:p>1,70E-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style-name="ce12" office:value-type="float" office:value="0.861803" calcext:value-type="float">
            <text:p>8,62E-01</text:p>
          </table:table-cell>
          <table:table-cell table:style-name="ce12" office:value-type="float" office:value="0.868395333333333" calcext:value-type="float">
            <text:p>8,68E-01</text:p>
          </table:table-cell>
          <table:table-cell table:style-name="ce12" office:value-type="float" office:value="0.846247" calcext:value-type="float">
            <text:p>8,46E-01</text:p>
          </table:table-cell>
          <table:table-cell table:style-name="ce12" office:value-type="float" office:value="0.897136" calcext:value-type="float">
            <text:p>8,97E-01</text:p>
          </table:table-cell>
          <table:table-cell table:style-name="ce12" office:value-type="float" office:value="0.0260771302932921" calcext:value-type="float">
            <text:p>2,61E-02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0.8603675" calcext:value-type="float">
            <text:p>8,60E-01</text:p>
          </table:table-cell>
          <table:table-cell table:style-name="ce12" office:value-type="float" office:value="0.858061333333333" calcext:value-type="float">
            <text:p>8,58E-01</text:p>
          </table:table-cell>
          <table:table-cell table:style-name="ce12" office:value-type="float" office:value="0.841037" calcext:value-type="float">
            <text:p>8,41E-01</text:p>
          </table:table-cell>
          <table:table-cell table:style-name="ce12" office:value-type="float" office:value="0.879889" calcext:value-type="float">
            <text:p>8,80E-01</text:p>
          </table:table-cell>
          <table:table-cell table:style-name="ce12" office:value-type="float" office:value="0.0148466609399779" calcext:value-type="float">
            <text:p>1,48E-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0.858678" calcext:value-type="float">
            <text:p>8,59E-01</text:p>
          </table:table-cell>
          <table:table-cell table:style-name="ce12" office:value-type="float" office:value="0.861485166666667" calcext:value-type="float">
            <text:p>8,61E-01</text:p>
          </table:table-cell>
          <table:table-cell table:style-name="ce12" office:value-type="float" office:value="0.838707" calcext:value-type="float">
            <text:p>8,39E-01</text:p>
          </table:table-cell>
          <table:table-cell table:style-name="ce12" office:value-type="float" office:value="0.884965" calcext:value-type="float">
            <text:p>8,85E-01</text:p>
          </table:table-cell>
          <table:table-cell table:style-name="ce12" office:value-type="float" office:value="0.0163438689840156" calcext:value-type="float">
            <text:p>1,63E-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0.8559795" calcext:value-type="float">
            <text:p>8,56E-01</text:p>
          </table:table-cell>
          <table:table-cell table:style-name="ce12" office:value-type="float" office:value="0.868602909090909" calcext:value-type="float">
            <text:p>8,69E-01</text:p>
          </table:table-cell>
          <table:table-cell table:style-name="ce12" office:value-type="float" office:value="0.825238" calcext:value-type="float">
            <text:p>8,25E-01</text:p>
          </table:table-cell>
          <table:table-cell table:style-name="ce12" office:value-type="float" office:value="0.938035" calcext:value-type="float">
            <text:p>9,38E-01</text:p>
          </table:table-cell>
          <table:table-cell table:style-name="ce12" office:value-type="float" office:value="0.0345782477989919" calcext:value-type="float">
            <text:p>3,46E-02</text:p>
          </table:table-cell>
          <table:table-cell table:style-name="ce16" office:value-type="float" office:value="22" calcext:value-type="float">
            <text:p>2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0.700836" calcext:value-type="float">
            <text:p>7,01E-01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0.700557" calcext:value-type="float">
            <text:p>7,01E-01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0.482672" calcext:value-type="float">
            <text:p>4,83E-01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0.2717405" calcext:value-type="float">
            <text:p>2,72E-01</text:p>
          </table:table-cell>
          <table:table-cell table:style-name="ce12" office:value-type="float" office:value="0.280277" calcext:value-type="float">
            <text:p>2,80E-01</text:p>
          </table:table-cell>
          <table:table-cell table:style-name="ce12" office:value-type="float" office:value="0.160978" calcext:value-type="float">
            <text:p>1,61E-01</text:p>
          </table:table-cell>
          <table:table-cell table:style-name="ce12" office:value-type="float" office:value="0.440703" calcext:value-type="float">
            <text:p>4,41E-01</text:p>
          </table:table-cell>
          <table:table-cell table:style-name="ce12" office:value-type="float" office:value="0.122911603180497" calcext:value-type="float">
            <text:p>1,23E-01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0.2538325" calcext:value-type="float">
            <text:p>2,54E-01</text:p>
          </table:table-cell>
          <table:table-cell table:style-name="ce12" office:value-type="float" office:value="0.246645636363636" calcext:value-type="float">
            <text:p>2,47E-01</text:p>
          </table:table-cell>
          <table:table-cell table:style-name="ce12" office:value-type="float" office:value="0.19608" calcext:value-type="float">
            <text:p>1,96E-01</text:p>
          </table:table-cell>
          <table:table-cell table:style-name="ce12" office:value-type="float" office:value="0.282173" calcext:value-type="float">
            <text:p>2,82E-01</text:p>
          </table:table-cell>
          <table:table-cell table:style-name="ce12" office:value-type="float" office:value="0.0206368563902305" calcext:value-type="float">
            <text:p>2,06E-02</text:p>
          </table:table-cell>
          <table:table-cell table:style-name="ce16" office:value-type="float" office:value="22" calcext:value-type="float">
            <text:p>2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0.253186" calcext:value-type="float">
            <text:p>2,53E-01</text:p>
          </table:table-cell>
          <table:table-cell table:style-name="ce12" office:value-type="float" office:value="0.24929004" calcext:value-type="float">
            <text:p>2,49E-01</text:p>
          </table:table-cell>
          <table:table-cell table:style-name="ce12" office:value-type="float" office:value="0.196663" calcext:value-type="float">
            <text:p>1,97E-01</text:p>
          </table:table-cell>
          <table:table-cell table:style-name="ce12" office:value-type="float" office:value="0.288063" calcext:value-type="float">
            <text:p>2,88E-01</text:p>
          </table:table-cell>
          <table:table-cell table:style-name="ce12" office:value-type="float" office:value="0.0210292508831548" calcext:value-type="float">
            <text:p>2,10E-02</text:p>
          </table:table-cell>
          <table:table-cell table:style-name="ce16" office:value-type="float" office:value="25" calcext:value-type="float">
            <text:p>25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0.239413" calcext:value-type="float">
            <text:p>2,39E-01</text:p>
          </table:table-cell>
          <table:table-cell table:style-name="ce12" office:value-type="float" office:value="0.230463333333333" calcext:value-type="float">
            <text:p>2,30E-01</text:p>
          </table:table-cell>
          <table:table-cell table:style-name="ce12" office:value-type="float" office:value="0.177319" calcext:value-type="float">
            <text:p>1,77E-01</text:p>
          </table:table-cell>
          <table:table-cell table:style-name="ce12" office:value-type="float" office:value="0.248658" calcext:value-type="float">
            <text:p>2,49E-01</text:p>
          </table:table-cell>
          <table:table-cell table:style-name="ce12" office:value-type="float" office:value="0.0263375926133477" calcext:value-type="float">
            <text:p>2,63E-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0.235176" calcext:value-type="float">
            <text:p>2,35E-01</text:p>
          </table:table-cell>
          <table:table-cell table:style-name="ce12" office:value-type="float" office:value="0.226424166666667" calcext:value-type="float">
            <text:p>2,26E-01</text:p>
          </table:table-cell>
          <table:table-cell table:style-name="ce12" office:value-type="float" office:value="0.167274" calcext:value-type="float">
            <text:p>1,67E-01</text:p>
          </table:table-cell>
          <table:table-cell table:style-name="ce12" office:value-type="float" office:value="0.249747" calcext:value-type="float">
            <text:p>2,50E-01</text:p>
          </table:table-cell>
          <table:table-cell table:style-name="ce12" office:value-type="float" office:value="0.0297082902060463" calcext:value-type="float">
            <text:p>2,97E-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0.2324255" calcext:value-type="float">
            <text:p>2,32E-01</text:p>
          </table:table-cell>
          <table:table-cell table:style-name="ce12" office:value-type="float" office:value="0.232843807692308" calcext:value-type="float">
            <text:p>2,33E-01</text:p>
          </table:table-cell>
          <table:table-cell table:style-name="ce12" office:value-type="float" office:value="0.129759" calcext:value-type="float">
            <text:p>1,30E-01</text:p>
          </table:table-cell>
          <table:table-cell table:style-name="ce12" office:value-type="float" office:value="0.700518" calcext:value-type="float">
            <text:p>7,01E-01</text:p>
          </table:table-cell>
          <table:table-cell table:style-name="ce12" office:value-type="float" office:value="0.101568869337418" calcext:value-type="float">
            <text:p>1,02E-01</text:p>
          </table:table-cell>
          <table:table-cell table:style-name="ce16" office:value-type="float" office:value="26" calcext:value-type="float">
            <text:p>2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0.2219275" calcext:value-type="float">
            <text:p>2,22E-01</text:p>
          </table:table-cell>
          <table:table-cell table:style-name="ce12" office:value-type="float" office:value="0.218503681818182" calcext:value-type="float">
            <text:p>2,19E-01</text:p>
          </table:table-cell>
          <table:table-cell table:style-name="ce12" office:value-type="float" office:value="0.187082" calcext:value-type="float">
            <text:p>1,87E-01</text:p>
          </table:table-cell>
          <table:table-cell table:style-name="ce12" office:value-type="float" office:value="0.231467" calcext:value-type="float">
            <text:p>2,31E-01</text:p>
          </table:table-cell>
          <table:table-cell table:style-name="ce12" office:value-type="float" office:value="0.0107831669938729" calcext:value-type="float">
            <text:p>1,08E-02</text:p>
          </table:table-cell>
          <table:table-cell table:style-name="ce16" office:value-type="float" office:value="22" calcext:value-type="float">
            <text:p>2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0.205746" calcext:value-type="float">
            <text:p>2,06E-01</text:p>
          </table:table-cell>
          <table:table-cell table:style-name="ce12" office:value-type="float" office:value="0.210469666666667" calcext:value-type="float">
            <text:p>2,10E-01</text:p>
          </table:table-cell>
          <table:table-cell table:style-name="ce12" office:value-type="float" office:value="0.198605" calcext:value-type="float">
            <text:p>1,99E-01</text:p>
          </table:table-cell>
          <table:table-cell table:style-name="ce12" office:value-type="float" office:value="0.226296" calcext:value-type="float">
            <text:p>2,26E-01</text:p>
          </table:table-cell>
          <table:table-cell table:style-name="ce12" office:value-type="float" office:value="0.0116785851483246" calcext:value-type="float">
            <text:p>1,17E-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style-name="ce12" office:value-type="float" office:value="0.203943" calcext:value-type="float">
            <text:p>2,04E-01</text:p>
          </table:table-cell>
          <table:table-cell table:style-name="ce12" office:value-type="float" office:value="0.191326" calcext:value-type="float">
            <text:p>1,91E-01</text:p>
          </table:table-cell>
          <table:table-cell table:style-name="ce12" office:value-type="float" office:value="0.129797" calcext:value-type="float">
            <text:p>1,30E-01</text:p>
          </table:table-cell>
          <table:table-cell table:style-name="ce12" office:value-type="float" office:value="0.240238" calcext:value-type="float">
            <text:p>2,40E-01</text:p>
          </table:table-cell>
          <table:table-cell table:style-name="ce12" office:value-type="float" office:value="0.0562911639336051" calcext:value-type="float">
            <text:p>5,63E-02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0.1936075" calcext:value-type="float">
            <text:p>1,94E-01</text:p>
          </table:table-cell>
          <table:table-cell table:style-name="ce12" office:value-type="float" office:value="0.205382" calcext:value-type="float">
            <text:p>2,05E-01</text:p>
          </table:table-cell>
          <table:table-cell table:style-name="ce12" office:value-type="float" office:value="0.172829" calcext:value-type="float">
            <text:p>1,73E-01</text:p>
          </table:table-cell>
          <table:table-cell table:style-name="ce12" office:value-type="float" office:value="0.278" calcext:value-type="float">
            <text:p>2,78E-01</text:p>
          </table:table-cell>
          <table:table-cell table:style-name="ce12" office:value-type="float" office:value="0.0372128905569025" calcext:value-type="float">
            <text:p>3,72E-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number-columns-repeated="4" table:style-name="ce12" office:value-type="float" office:value="0.182944" calcext:value-type="float">
            <text:p>1,83E-01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0.177202" calcext:value-type="float">
            <text:p>1,77E-01</text:p>
          </table:table-cell>
          <table:table-cell table:style-name="ce12" office:value-type="float" office:value="0.175808166666667" calcext:value-type="float">
            <text:p>1,76E-01</text:p>
          </table:table-cell>
          <table:table-cell table:style-name="ce12" office:value-type="float" office:value="0.141463" calcext:value-type="float">
            <text:p>1,41E-01</text:p>
          </table:table-cell>
          <table:table-cell table:style-name="ce12" office:value-type="float" office:value="0.199064" calcext:value-type="float">
            <text:p>1,99E-01</text:p>
          </table:table-cell>
          <table:table-cell table:style-name="ce12" office:value-type="float" office:value="0.0203261719211136" calcext:value-type="float">
            <text:p>2,03E-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style-name="ce12" office:value-type="float" office:value="0.170628" calcext:value-type="float">
            <text:p>1,71E-01</text:p>
          </table:table-cell>
          <table:table-cell table:style-name="ce12" office:value-type="float" office:value="0.187783" calcext:value-type="float">
            <text:p>1,88E-01</text:p>
          </table:table-cell>
          <table:table-cell table:style-name="ce12" office:value-type="float" office:value="0.170065" calcext:value-type="float">
            <text:p>1,70E-01</text:p>
          </table:table-cell>
          <table:table-cell table:style-name="ce12" office:value-type="float" office:value="0.222656" calcext:value-type="float">
            <text:p>2,23E-01</text:p>
          </table:table-cell>
          <table:table-cell table:style-name="ce12" office:value-type="float" office:value="0.0302022157961961" calcext:value-type="float">
            <text:p>3,02E-02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style-name="ce12" office:value-type="float" office:value="0.154641" calcext:value-type="float">
            <text:p>1,55E-01</text:p>
          </table:table-cell>
          <table:table-cell table:style-name="ce12" office:value-type="float" office:value="0.163987666666667" calcext:value-type="float">
            <text:p>1,64E-01</text:p>
          </table:table-cell>
          <table:table-cell table:style-name="ce12" office:value-type="float" office:value="0.154632" calcext:value-type="float">
            <text:p>1,55E-01</text:p>
          </table:table-cell>
          <table:table-cell table:style-name="ce12" office:value-type="float" office:value="0.18269" calcext:value-type="float">
            <text:p>1,83E-01</text:p>
          </table:table-cell>
          <table:table-cell table:style-name="ce12" office:value-type="float" office:value="0.0161966964018387" calcext:value-type="float">
            <text:p>1,62E-02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21" office:value-type="string" calcext:value-type="string">
            <text:p>Numericprocessor. calculate null rows count</text:p>
          </table:table-cell>
          <table:table-cell table:number-columns-repeated="4" table:style-name="ce13" office:value-type="float" office:value="0.088557" calcext:value-type="float">
            <text:p>8,86E-02</text:p>
          </table:table-cell>
          <table:table-cell table:style-name="ce13" office:value-type="string" calcext:value-type="string">
            <text:p>-</text:p>
          </table:table-cell>
          <table:table-cell table:style-name="ce17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number-columns-repeated="4" table:style-name="ce12" office:value-type="float" office:value="0.086548" calcext:value-type="float">
            <text:p>8,65E-02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0.0807755" calcext:value-type="float">
            <text:p>8,08E-02</text:p>
          </table:table-cell>
          <table:table-cell table:style-name="ce12" office:value-type="float" office:value="0.0772325" calcext:value-type="float">
            <text:p>7,72E-02</text:p>
          </table:table-cell>
          <table:table-cell table:style-name="ce12" office:value-type="float" office:value="0.045804" calcext:value-type="float">
            <text:p>4,58E-02</text:p>
          </table:table-cell>
          <table:table-cell table:style-name="ce12" office:value-type="float" office:value="0.091592" calcext:value-type="float">
            <text:p>9,16E-02</text:p>
          </table:table-cell>
          <table:table-cell table:style-name="ce12" office:value-type="float" office:value="0.0163468178401792" calcext:value-type="float">
            <text:p>1,63E-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style-name="ce12" office:value-type="float" office:value="0.079182" calcext:value-type="float">
            <text:p>7,92E-02</text:p>
          </table:table-cell>
          <table:table-cell table:style-name="ce12" office:value-type="float" office:value="0.0675846666666667" calcext:value-type="float">
            <text:p>6,76E-02</text:p>
          </table:table-cell>
          <table:table-cell table:style-name="ce12" office:value-type="float" office:value="0.042867" calcext:value-type="float">
            <text:p>4,29E-02</text:p>
          </table:table-cell>
          <table:table-cell table:style-name="ce12" office:value-type="float" office:value="0.080705" calcext:value-type="float">
            <text:p>8,07E-02</text:p>
          </table:table-cell>
          <table:table-cell table:style-name="ce12" office:value-type="float" office:value="0.0214196677456335" calcext:value-type="float">
            <text:p>2,14E-02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0.076978" calcext:value-type="float">
            <text:p>7,70E-02</text:p>
          </table:table-cell>
          <table:table-cell table:style-name="ce12" office:value-type="float" office:value="0.0715433333333333" calcext:value-type="float">
            <text:p>7,15E-02</text:p>
          </table:table-cell>
          <table:table-cell table:style-name="ce12" office:value-type="float" office:value="0.0375" calcext:value-type="float">
            <text:p>3,75E-02</text:p>
          </table:table-cell>
          <table:table-cell table:style-name="ce12" office:value-type="float" office:value="0.081073" calcext:value-type="float">
            <text:p>8,11E-02</text:p>
          </table:table-cell>
          <table:table-cell table:style-name="ce12" office:value-type="float" office:value="0.0167972314941084" calcext:value-type="float">
            <text:p>1,68E-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style-name="ce12" office:value-type="float" office:value="0.051303" calcext:value-type="float">
            <text:p>5,13E-02</text:p>
          </table:table-cell>
          <table:table-cell table:style-name="ce12" office:value-type="float" office:value="0.0618333333333333" calcext:value-type="float">
            <text:p>6,18E-02</text:p>
          </table:table-cell>
          <table:table-cell table:style-name="ce12" office:value-type="float" office:value="0.049877" calcext:value-type="float">
            <text:p>4,99E-02</text:p>
          </table:table-cell>
          <table:table-cell table:style-name="ce12" office:value-type="float" office:value="0.08432" calcext:value-type="float">
            <text:p>8,43E-02</text:p>
          </table:table-cell>
          <table:table-cell table:style-name="ce12" office:value-type="float" office:value="0.0194870726979024" calcext:value-type="float">
            <text:p>1,95E-02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586363636363636" calcext:value-type="float">
            <text:p>5,86E-06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8" calcext:value-type="float">
            <text:p>8,00E-06</text:p>
          </table:table-cell>
          <table:table-cell table:style-name="ce12" office:value-type="float" office:value="0.0000007743171827921" calcext:value-type="float">
            <text:p>7,74E-07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5 files" table:style-name="ta1">
        <table:table-column table:style-name="co1" table:default-cell-style-name="ce22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3" table:number-columns-repeated="2" table:default-cell-style-name="ce25"/>
        <table:table-column table:style-name="co4" table:default-cell-style-name="ce25"/>
        <table:table-column table:style-name="co3" table:number-columns-repeated="15" table:default-cell-style-name="ce25"/>
        <table:table-column table:style-name="co4" table:default-cell-style-name="ce25"/>
        <table:table-column table:style-name="co3" table:number-columns-repeated="2" table:default-cell-style-name="ce25"/>
        <table:table-column table:style-name="co4" table:default-cell-style-name="ce25"/>
        <table:table-column table:style-name="co7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994" table:default-cell-style-name="ce25"/>
        <table:table-row table:style-name="ro1">
          <table:table-cell table:style-name="ce19" office:value-type="string" calcext:value-type="string">
            <text:p>Parser Statistic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0"/>
          <table:table-cell table:style-name="ce2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Filtered out rows coun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ost rows percentag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iginal rows count</text:p>
          </table:table-cell>
          <table:table-cell office:value-type="float" office:value="100000" calcext:value-type="float">
            <text:p>1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Statistical profile</text:p>
          </table:table-cell>
          <table:table-cell table:style-name="ce23" table:number-columns-repeated="10"/>
          <table:table-cell table:number-columns-repeated="1013"/>
        </table:table-row>
        <table:table-row table:style-name="ro1">
          <table:table-cell table:style-name="ce20"/>
          <table:table-cell table:style-name="ce24" office:value-type="string" calcext:value-type="string">
            <text:p>IsAlertMessage?</text:p>
          </table:table-cell>
          <table:table-cell table:style-name="ce24" office:value-type="string" calcext:value-type="string">
            <text:p>Timestamp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ode</text:p>
          </table:table-cell>
          <table:table-cell table:style-name="ce24" office:value-type="string" calcext:value-type="string">
            <text:p>NodeRepeat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Component</text:p>
          </table:table-cell>
          <table:table-cell table:style-name="ce24" office:value-type="string" calcext:value-type="string">
            <text:p>Level</text:p>
          </table:table-cell>
          <table:table-cell table:style-name="ce24" office:value-type="string" calcext:value-type="string">
            <text:p>Content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NumericResults</text:p>
          </table:table-cell>
          <table:table-cell table:style-name="ce24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float" office:value="100000" calcext:value-type="float">
            <text:p>100000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Entropy</text:p>
          </table:table-cell>
          <table:table-cell office:value-type="float" office:value="0.174387346896458" calcext:value-type="float">
            <text:p>0,174387346896458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average</text:p>
          </table:table-cell>
          <table:table-cell office:value-type="float" office:value="0.02609" calcext:value-type="float">
            <text:p>0,02609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max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min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standard deviation</text:p>
          </table:table-cell>
          <table:table-cell office:value-type="float" office:value="0.159402985856939" calcext:value-type="float">
            <text:p>0,159402985856939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variance</text:p>
          </table:table-cell>
          <table:table-cell office:value-type="float" office:value="0.0254093119001075" calcext:value-type="float">
            <text:p>0,025409311900108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TimestampResults</text:p>
          </table:table-cell>
          <table:table-cell table:style-name="ce24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4538" calcext:value-type="float">
            <text:p>4538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0000" calcext:value-type="float">
            <text:p>10000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0.286059146152458" calcext:value-type="float">
            <text:p>0,286059146152458</text:p>
          </table:table-cell>
          <table:table-cell office:value-type="float" office:value="0.000341049543717603" calcext:value-type="float">
            <text:p>0,000341049543718</text:p>
          </table:table-cell>
          <table:table-cell office:value-type="float" office:value="14.0329316681323" calcext:value-type="float">
            <text:p>14,0329316681323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1.50937509375094" calcext:value-type="float">
            <text:p>1,50937509375094</text:p>
          </table:table-cell>
          <table:table-cell office:value-type="float" office:value="1.7280172801728" calcext:value-type="float">
            <text:p>1,7280172801728</text:p>
          </table:table-cell>
          <table:table-cell office:value-type="float" office:value="1.50938037622379" calcext:value-type="float">
            <text:p>1,50938037622379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15577" calcext:value-type="float">
            <text:p>15577</text:p>
          </table:table-cell>
          <table:table-cell office:value-type="float" office:value="86400" calcext:value-type="float">
            <text:p>86400</text:p>
          </table:table-cell>
          <table:table-cell office:value-type="float" office:value="15576.937605" calcext:value-type="float">
            <text:p>15576,937605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71" calcext:value-type="float">
            <text:p>0,000771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93.4515034732913" calcext:value-type="float">
            <text:p>93,4515034732913</text:p>
          </table:table-cell>
          <table:table-cell office:value-type="float" office:value="386.390614486672" calcext:value-type="float">
            <text:p>386,390614486672</text:p>
          </table:table-cell>
          <table:table-cell office:value-type="float" office:value="93.4515935078248" calcext:value-type="float">
            <text:p>93,4515935078248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8733.18350141857" calcext:value-type="float">
            <text:p>8733,18350141857</text:p>
          </table:table-cell>
          <table:table-cell office:value-type="float" office:value="149297.706963388" calcext:value-type="float">
            <text:p>149297,706963388</text:p>
          </table:table-cell>
          <table:table-cell office:value-type="float" office:value="8733.20032915172" calcext:value-type="float">
            <text:p>8733,20032915172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05-06-05 16:38:26</text:p>
          </table:table-cell>
          <table:table-cell table:style-name="ce27" office:value-type="string" calcext:value-type="string">
            <text:p>2005-06-05 00:00:00</text:p>
          </table:table-cell>
          <table:table-cell table:style-name="ce10" office:value-type="date" office:date-value="2005-06-05T09:38:26.89" calcext:value-type="date">
            <text:p>2005-06-05 09:38:26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05-06-03 22:42:50</text:p>
          </table:table-cell>
          <table:table-cell table:style-name="ce27" office:value-type="string" calcext:value-type="string">
            <text:p>2005-06-03 00:00:00</text:p>
          </table:table-cell>
          <table:table-cell table:style-name="ce10" office:value-type="date" office:date-value="2005-06-03T15:42:50.36" calcext:value-type="date">
            <text:p>2005-06-03 15:42:5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11.7304206181013" calcext:value-type="float">
            <text:p>11,7304206181013</text:p>
          </table:table-cell>
          <table:table-cell office:value-type="float" office:value="0.777558744779902" calcext:value-type="float">
            <text:p>0,777558744779902</text:p>
          </table:table-cell>
          <table:table-cell office:value-type="float" office:value="16.609640474418" calcext:value-type="float">
            <text:p>16,609640474418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StringResults</text:p>
          </table:table-cell>
          <table:table-cell table:style-name="ce24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Characters entropy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3.76465854040688" calcext:value-type="float">
            <text:p>3,76465854040688</text:p>
          </table:table-cell>
          <table:table-cell office:value-type="float" office:value="1.58496250072116" calcext:value-type="float">
            <text:p>1,58496250072116</text:p>
          </table:table-cell>
          <table:table-cell office:value-type="float" office:value="2.33274823761891" calcext:value-type="float">
            <text:p>2,33274823761891</text:p>
          </table:table-cell>
          <table:table-cell office:value-type="float" office:value="2.3026096238334" calcext:value-type="float">
            <text:p>2,3026096238334</text:p>
          </table:table-cell>
          <table:table-cell office:value-type="float" office:value="4.46795263304728" calcext:value-type="float">
            <text:p>4,46795263304728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average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6551" calcext:value-type="float">
            <text:p>1,66551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max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min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standard deviation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94415699981142" calcext:value-type="float">
            <text:p>1,94415699981142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variance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77974643991574" calcext:value-type="float">
            <text:p>3,77974643991574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 characters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 messages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24066" calcext:value-type="float">
            <text:p>240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233" calcext:value-type="float">
            <text:p>14233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 words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24066" calcext:value-type="float">
            <text:p>240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300" calcext:value-type="float">
            <text:p>1430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100000" calcext:value-type="float">
            <text:p>10000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averag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8.99851" calcext:value-type="float">
            <text:p>18,99851</text:p>
          </table:table-cell>
          <table:table-cell office:value-type="float" office:value="3" calcext:value-type="float">
            <text:p>3</text:p>
          </table:table-cell>
          <table:table-cell office:value-type="float" office:value="5.92822" calcext:value-type="float">
            <text:p>5,92822</text:p>
          </table:table-cell>
          <table:table-cell office:value-type="float" office:value="4.06262" calcext:value-type="float">
            <text:p>4,06262</text:p>
          </table:table-cell>
          <table:table-cell office:value-type="float" office:value="24.44711" calcext:value-type="float">
            <text:p>24,44711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max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min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standard deviation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0.104440317406587" calcext:value-type="float">
            <text:p>0,104440317406587</text:p>
          </table:table-cell>
          <table:table-cell office:value-type="float" office:value="0" calcext:value-type="float">
            <text:p>0</text:p>
          </table:table-cell>
          <table:table-cell office:value-type="float" office:value="0.461224057916778" calcext:value-type="float">
            <text:p>0,461224057916778</text:p>
          </table:table-cell>
          <table:table-cell office:value-type="float" office:value="0.242278219408953" calcext:value-type="float">
            <text:p>0,242278219408953</text:p>
          </table:table-cell>
          <table:table-cell office:value-type="float" office:value="13.2463648842897" calcext:value-type="float">
            <text:p>13,2463648842897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varianc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0.0109077798999886" calcext:value-type="float">
            <text:p>0,010907779899989</text:p>
          </table:table-cell>
          <table:table-cell office:value-type="float" office:value="0" calcext:value-type="float">
            <text:p>0</text:p>
          </table:table-cell>
          <table:table-cell office:value-type="float" office:value="0.212727631601219" calcext:value-type="float">
            <text:p>0,212727631601219</text:p>
          </table:table-cell>
          <table:table-cell office:value-type="float" office:value="0.0586987355999729" calcext:value-type="float">
            <text:p>0,058698735599973</text:p>
          </table:table-cell>
          <table:table-cell office:value-type="float" office:value="175.466182647743" calcext:value-type="float">
            <text:p>175,466182647743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s entropy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3.6934564986167" calcext:value-type="float">
            <text:p>13,6934564986167</text:p>
          </table:table-cell>
          <table:table-cell office:value-type="float" office:value="0" calcext:value-type="float">
            <text:p>0</text:p>
          </table:table-cell>
          <table:table-cell office:value-type="float" office:value="0.167728262313832" calcext:value-type="float">
            <text:p>0,167728262313832</text:p>
          </table:table-cell>
          <table:table-cell office:value-type="float" office:value="0.337758716315912" calcext:value-type="float">
            <text:p>0,337758716315912</text:p>
          </table:table-cell>
          <table:table-cell office:value-type="float" office:value="12.6275271866568" calcext:value-type="float">
            <text:p>12,6275271866568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entropy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3.6934564986167" calcext:value-type="float">
            <text:p>13,6934564986167</text:p>
          </table:table-cell>
          <table:table-cell office:value-type="float" office:value="0" calcext:value-type="float">
            <text:p>0</text:p>
          </table:table-cell>
          <table:table-cell office:value-type="float" office:value="0.167728262313832" calcext:value-type="float">
            <text:p>0,167728262313832</text:p>
          </table:table-cell>
          <table:table-cell office:value-type="float" office:value="0.337758716315912" calcext:value-type="float">
            <text:p>0,337758716315912</text:p>
          </table:table-cell>
          <table:table-cell office:value-type="float" office:value="8.07298394008289" calcext:value-type="float">
            <text:p>8,07298394008289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averag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8.99851" calcext:value-type="float">
            <text:p>18,99851</text:p>
          </table:table-cell>
          <table:table-cell office:value-type="float" office:value="3" calcext:value-type="float">
            <text:p>3</text:p>
          </table:table-cell>
          <table:table-cell office:value-type="float" office:value="5.92822" calcext:value-type="float">
            <text:p>5,92822</text:p>
          </table:table-cell>
          <table:table-cell office:value-type="float" office:value="4.06262" calcext:value-type="float">
            <text:p>4,06262</text:p>
          </table:table-cell>
          <table:table-cell office:value-type="float" office:value="24.44711" calcext:value-type="float">
            <text:p>24,44711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max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min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standard deviation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0.104440317406587" calcext:value-type="float">
            <text:p>0,104440317406587</text:p>
          </table:table-cell>
          <table:table-cell office:value-type="float" office:value="0" calcext:value-type="float">
            <text:p>0</text:p>
          </table:table-cell>
          <table:table-cell office:value-type="float" office:value="0.461224057916778" calcext:value-type="float">
            <text:p>0,461224057916778</text:p>
          </table:table-cell>
          <table:table-cell office:value-type="float" office:value="0.242278219408953" calcext:value-type="float">
            <text:p>0,242278219408953</text:p>
          </table:table-cell>
          <table:table-cell office:value-type="float" office:value="13.2463648842897" calcext:value-type="float">
            <text:p>13,2463648842897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varianc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0.0109077798999886" calcext:value-type="float">
            <text:p>0,010907779899989</text:p>
          </table:table-cell>
          <table:table-cell office:value-type="float" office:value="0" calcext:value-type="float">
            <text:p>0</text:p>
          </table:table-cell>
          <table:table-cell office:value-type="float" office:value="0.212727631601219" calcext:value-type="float">
            <text:p>0,212727631601219</text:p>
          </table:table-cell>
          <table:table-cell office:value-type="float" office:value="0.0586987355999729" calcext:value-type="float">
            <text:p>0,058698735599973</text:p>
          </table:table-cell>
          <table:table-cell office:value-type="float" office:value="175.466182647743" calcext:value-type="float">
            <text:p>175,46618264774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xecution call tracker</text:p>
          </table:table-cell>
          <table:table-cell table:style-name="ce23" table:number-columns-repeated="6"/>
          <table:table-cell table:style-name="ce18" table:number-columns-repeated="1017"/>
        </table:table-row>
        <table:table-row table:style-name="ro1">
          <table:table-cell table:style-name="ce20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24" table:number-columns-repeated="4"/>
          <table:table-cell table:style-name="ce24" office:value-type="string" calcext:value-type="string">
            <text:p>Call count</text:p>
          </table:table-cell>
          <table:table-cell table:style-name="ce18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49.41938" calcext:value-type="float">
            <text:p>4,94E+01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5.9730775" calcext:value-type="float">
            <text:p>5,97E+00</text:p>
          </table:table-cell>
          <table:table-cell table:style-name="ce12" office:value-type="float" office:value="6.03198866666667" calcext:value-type="float">
            <text:p>6,03E+00</text:p>
          </table:table-cell>
          <table:table-cell table:style-name="ce12" office:value-type="float" office:value="4.565606" calcext:value-type="float">
            <text:p>4,57E+00</text:p>
          </table:table-cell>
          <table:table-cell table:style-name="ce12" office:value-type="float" office:value="7.89583" calcext:value-type="float">
            <text:p>7,90E+00</text:p>
          </table:table-cell>
          <table:table-cell table:style-name="ce12" office:value-type="float" office:value="1.41481656781671" calcext:value-type="float">
            <text:p>1,41E+00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style-name="ce12" office:value-type="float" office:value="3.273549" calcext:value-type="float">
            <text:p>3,27E+00</text:p>
          </table:table-cell>
          <table:table-cell table:style-name="ce12" office:value-type="float" office:value="3.78583366666667" calcext:value-type="float">
            <text:p>3,79E+00</text:p>
          </table:table-cell>
          <table:table-cell table:style-name="ce12" office:value-type="float" office:value="3.065782" calcext:value-type="float">
            <text:p>3,07E+00</text:p>
          </table:table-cell>
          <table:table-cell table:style-name="ce12" office:value-type="float" office:value="5.01817" calcext:value-type="float">
            <text:p>5,02E+00</text:p>
          </table:table-cell>
          <table:table-cell table:style-name="ce12" office:value-type="float" office:value="1.07227860671205" calcext:value-type="float">
            <text:p>1,07E+00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3.044075" calcext:value-type="float">
            <text:p>3,04E+00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3.043805" calcext:value-type="float">
            <text:p>3,04E+00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2.622328" calcext:value-type="float">
            <text:p>2,62E+00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style-name="ce12" office:value-type="float" office:value="1.907758" calcext:value-type="float">
            <text:p>1,91E+00</text:p>
          </table:table-cell>
          <table:table-cell table:style-name="ce12" office:value-type="float" office:value="2.02562466666667" calcext:value-type="float">
            <text:p>2,03E+00</text:p>
          </table:table-cell>
          <table:table-cell table:style-name="ce12" office:value-type="float" office:value="1.786715" calcext:value-type="float">
            <text:p>1,79E+00</text:p>
          </table:table-cell>
          <table:table-cell table:style-name="ce12" office:value-type="float" office:value="2.382401" calcext:value-type="float">
            <text:p>2,38E+00</text:p>
          </table:table-cell>
          <table:table-cell table:style-name="ce12" office:value-type="float" office:value="0.314848957410269" calcext:value-type="float">
            <text:p>3,15E-01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number-columns-repeated="4" table:style-name="ce12" office:value-type="float" office:value="1.551767" calcext:value-type="float">
            <text:p>1,55E+00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1.2664445" calcext:value-type="float">
            <text:p>1,27E+00</text:p>
          </table:table-cell>
          <table:table-cell table:style-name="ce12" office:value-type="float" office:value="1.27899083333333" calcext:value-type="float">
            <text:p>1,28E+00</text:p>
          </table:table-cell>
          <table:table-cell table:style-name="ce12" office:value-type="float" office:value="0.434681" calcext:value-type="float">
            <text:p>4,35E-01</text:p>
          </table:table-cell>
          <table:table-cell table:style-name="ce12" office:value-type="float" office:value="2.330117" calcext:value-type="float">
            <text:p>2,33E+00</text:p>
          </table:table-cell>
          <table:table-cell table:style-name="ce12" office:value-type="float" office:value="0.809102574029873" calcext:value-type="float">
            <text:p>8,09E-01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1.006054" calcext:value-type="float">
            <text:p>1,01E+00</text:p>
          </table:table-cell>
          <table:table-cell table:style-name="ce12" office:value-type="float" office:value="1.002225" calcext:value-type="float">
            <text:p>1,00E+00</text:p>
          </table:table-cell>
          <table:table-cell table:style-name="ce12" office:value-type="float" office:value="0.964339" calcext:value-type="float">
            <text:p>9,64E-01</text:p>
          </table:table-cell>
          <table:table-cell table:style-name="ce12" office:value-type="float" office:value="1.023049" calcext:value-type="float">
            <text:p>1,02E+00</text:p>
          </table:table-cell>
          <table:table-cell table:style-name="ce12" office:value-type="float" office:value="0.0209809349744" calcext:value-type="float">
            <text:p>2,10E-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0.8978115" calcext:value-type="float">
            <text:p>8,98E-01</text:p>
          </table:table-cell>
          <table:table-cell table:style-name="ce12" office:value-type="float" office:value="0.890202333333333" calcext:value-type="float">
            <text:p>8,90E-01</text:p>
          </table:table-cell>
          <table:table-cell table:style-name="ce12" office:value-type="float" office:value="0.840198" calcext:value-type="float">
            <text:p>8,40E-01</text:p>
          </table:table-cell>
          <table:table-cell table:style-name="ce12" office:value-type="float" office:value="0.912826" calcext:value-type="float">
            <text:p>9,13E-01</text:p>
          </table:table-cell>
          <table:table-cell table:style-name="ce12" office:value-type="float" office:value="0.0256979896230554" calcext:value-type="float">
            <text:p>2,57E-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0.897036" calcext:value-type="float">
            <text:p>8,97E-01</text:p>
          </table:table-cell>
          <table:table-cell table:style-name="ce12" office:value-type="float" office:value="1.06761377272727" calcext:value-type="float">
            <text:p>1,07E+00</text:p>
          </table:table-cell>
          <table:table-cell table:style-name="ce12" office:value-type="float" office:value="0.828358" calcext:value-type="float">
            <text:p>8,28E-01</text:p>
          </table:table-cell>
          <table:table-cell table:style-name="ce12" office:value-type="float" office:value="2.382389" calcext:value-type="float">
            <text:p>2,38E+00</text:p>
          </table:table-cell>
          <table:table-cell table:style-name="ce12" office:value-type="float" office:value="0.404948324715863" calcext:value-type="float">
            <text:p>4,05E-01</text:p>
          </table:table-cell>
          <table:table-cell table:style-name="ce16" office:value-type="float" office:value="22" calcext:value-type="float">
            <text:p>2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0.891886" calcext:value-type="float">
            <text:p>8,92E-01</text:p>
          </table:table-cell>
          <table:table-cell table:style-name="ce12" office:value-type="float" office:value="0.896934166666667" calcext:value-type="float">
            <text:p>8,97E-01</text:p>
          </table:table-cell>
          <table:table-cell table:style-name="ce12" office:value-type="float" office:value="0.886563" calcext:value-type="float">
            <text:p>8,87E-01</text:p>
          </table:table-cell>
          <table:table-cell table:style-name="ce12" office:value-type="float" office:value="0.917024" calcext:value-type="float">
            <text:p>9,17E-01</text:p>
          </table:table-cell>
          <table:table-cell table:style-name="ce12" office:value-type="float" office:value="0.0116847384808846" calcext:value-type="float">
            <text:p>1,17E-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0.558818" calcext:value-type="float">
            <text:p>5,59E-01</text:p>
          </table:table-cell>
          <table:table-cell table:style-name="ce12" office:value-type="float" office:value="0.56115" calcext:value-type="float">
            <text:p>5,61E-01</text:p>
          </table:table-cell>
          <table:table-cell table:style-name="ce12" office:value-type="float" office:value="0.238067" calcext:value-type="float">
            <text:p>2,38E-01</text:p>
          </table:table-cell>
          <table:table-cell table:style-name="ce12" office:value-type="float" office:value="0.959519" calcext:value-type="float">
            <text:p>9,60E-01</text:p>
          </table:table-cell>
          <table:table-cell table:style-name="ce12" office:value-type="float" office:value="0.309103242377041" calcext:value-type="float">
            <text:p>3,09E-01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0.332066" calcext:value-type="float">
            <text:p>3,32E-01</text:p>
          </table:table-cell>
          <table:table-cell table:style-name="ce12" office:value-type="float" office:value="0.356222" calcext:value-type="float">
            <text:p>3,56E-01</text:p>
          </table:table-cell>
          <table:table-cell table:style-name="ce12" office:value-type="float" office:value="0.229511" calcext:value-type="float">
            <text:p>2,30E-01</text:p>
          </table:table-cell>
          <table:table-cell table:style-name="ce12" office:value-type="float" office:value="0.54231" calcext:value-type="float">
            <text:p>5,42E-01</text:p>
          </table:table-cell>
          <table:table-cell table:style-name="ce12" office:value-type="float" office:value="0.135634886041903" calcext:value-type="float">
            <text:p>1,36E-01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0.2656035" calcext:value-type="float">
            <text:p>2,66E-01</text:p>
          </table:table-cell>
          <table:table-cell table:style-name="ce12" office:value-type="float" office:value="0.264017318181818" calcext:value-type="float">
            <text:p>2,64E-01</text:p>
          </table:table-cell>
          <table:table-cell table:style-name="ce12" office:value-type="float" office:value="0.232017" calcext:value-type="float">
            <text:p>2,32E-01</text:p>
          </table:table-cell>
          <table:table-cell table:style-name="ce12" office:value-type="float" office:value="0.275752" calcext:value-type="float">
            <text:p>2,76E-01</text:p>
          </table:table-cell>
          <table:table-cell table:style-name="ce12" office:value-type="float" office:value="0.0087414429744117" calcext:value-type="float">
            <text:p>8,74E-03</text:p>
          </table:table-cell>
          <table:table-cell table:style-name="ce16" office:value-type="float" office:value="22" calcext:value-type="float">
            <text:p>2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0.2462375" calcext:value-type="float">
            <text:p>2,46E-01</text:p>
          </table:table-cell>
          <table:table-cell table:style-name="ce12" office:value-type="float" office:value="0.4171345" calcext:value-type="float">
            <text:p>4,17E-01</text:p>
          </table:table-cell>
          <table:table-cell table:style-name="ce12" office:value-type="float" office:value="0.173764" calcext:value-type="float">
            <text:p>1,74E-01</text:p>
          </table:table-cell>
          <table:table-cell table:style-name="ce12" office:value-type="float" office:value="3.043775" calcext:value-type="float">
            <text:p>3,04E+00</text:p>
          </table:table-cell>
          <table:table-cell table:style-name="ce12" office:value-type="float" office:value="0.573796982910872" calcext:value-type="float">
            <text:p>5,74E-01</text:p>
          </table:table-cell>
          <table:table-cell table:style-name="ce16" office:value-type="float" office:value="26" calcext:value-type="float">
            <text:p>2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0.2380235" calcext:value-type="float">
            <text:p>2,38E-01</text:p>
          </table:table-cell>
          <table:table-cell table:style-name="ce12" office:value-type="float" office:value="0.235757454545455" calcext:value-type="float">
            <text:p>2,36E-01</text:p>
          </table:table-cell>
          <table:table-cell table:style-name="ce12" office:value-type="float" office:value="0.195715" calcext:value-type="float">
            <text:p>1,96E-01</text:p>
          </table:table-cell>
          <table:table-cell table:style-name="ce12" office:value-type="float" office:value="0.250625" calcext:value-type="float">
            <text:p>2,51E-01</text:p>
          </table:table-cell>
          <table:table-cell table:style-name="ce12" office:value-type="float" office:value="0.0136296484834918" calcext:value-type="float">
            <text:p>1,36E-02</text:p>
          </table:table-cell>
          <table:table-cell table:style-name="ce16" office:value-type="float" office:value="22" calcext:value-type="float">
            <text:p>2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0.236642" calcext:value-type="float">
            <text:p>2,37E-01</text:p>
          </table:table-cell>
          <table:table-cell table:style-name="ce12" office:value-type="float" office:value="0.25063708" calcext:value-type="float">
            <text:p>2,51E-01</text:p>
          </table:table-cell>
          <table:table-cell table:style-name="ce12" office:value-type="float" office:value="0.202711" calcext:value-type="float">
            <text:p>2,03E-01</text:p>
          </table:table-cell>
          <table:table-cell table:style-name="ce12" office:value-type="float" office:value="0.407731" calcext:value-type="float">
            <text:p>4,08E-01</text:p>
          </table:table-cell>
          <table:table-cell table:style-name="ce12" office:value-type="float" office:value="0.0447187373647035" calcext:value-type="float">
            <text:p>4,47E-02</text:p>
          </table:table-cell>
          <table:table-cell table:style-name="ce16" office:value-type="float" office:value="25" calcext:value-type="float">
            <text:p>25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style-name="ce12" office:value-type="float" office:value="0.236104" calcext:value-type="float">
            <text:p>2,36E-01</text:p>
          </table:table-cell>
          <table:table-cell table:style-name="ce12" office:value-type="float" office:value="0.296032" calcext:value-type="float">
            <text:p>2,96E-01</text:p>
          </table:table-cell>
          <table:table-cell table:style-name="ce12" office:value-type="float" office:value="0.191942" calcext:value-type="float">
            <text:p>1,92E-01</text:p>
          </table:table-cell>
          <table:table-cell table:style-name="ce12" office:value-type="float" office:value="0.46005" calcext:value-type="float">
            <text:p>4,60E-01</text:p>
          </table:table-cell>
          <table:table-cell table:style-name="ce12" office:value-type="float" office:value="0.143749778448525" calcext:value-type="float">
            <text:p>1,44E-01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0.226841" calcext:value-type="float">
            <text:p>2,27E-01</text:p>
          </table:table-cell>
          <table:table-cell table:style-name="ce12" office:value-type="float" office:value="0.237742833333333" calcext:value-type="float">
            <text:p>2,38E-01</text:p>
          </table:table-cell>
          <table:table-cell table:style-name="ce12" office:value-type="float" office:value="0.18412" calcext:value-type="float">
            <text:p>1,84E-01</text:p>
          </table:table-cell>
          <table:table-cell table:style-name="ce12" office:value-type="float" office:value="0.333777" calcext:value-type="float">
            <text:p>3,34E-01</text:p>
          </table:table-cell>
          <table:table-cell table:style-name="ce12" office:value-type="float" office:value="0.0561091772009416" calcext:value-type="float">
            <text:p>5,61E-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0.2172105" calcext:value-type="float">
            <text:p>2,17E-01</text:p>
          </table:table-cell>
          <table:table-cell table:style-name="ce12" office:value-type="float" office:value="0.216198333333333" calcext:value-type="float">
            <text:p>2,16E-01</text:p>
          </table:table-cell>
          <table:table-cell table:style-name="ce12" office:value-type="float" office:value="0.173802" calcext:value-type="float">
            <text:p>1,74E-01</text:p>
          </table:table-cell>
          <table:table-cell table:style-name="ce12" office:value-type="float" office:value="0.255293" calcext:value-type="float">
            <text:p>2,55E-01</text:p>
          </table:table-cell>
          <table:table-cell table:style-name="ce12" office:value-type="float" office:value="0.0391391366980247" calcext:value-type="float">
            <text:p>3,91E-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style-name="ce12" office:value-type="float" office:value="0.203577" calcext:value-type="float">
            <text:p>2,04E-01</text:p>
          </table:table-cell>
          <table:table-cell table:style-name="ce12" office:value-type="float" office:value="0.374008" calcext:value-type="float">
            <text:p>3,74E-01</text:p>
          </table:table-cell>
          <table:table-cell table:style-name="ce12" office:value-type="float" office:value="0.200218" calcext:value-type="float">
            <text:p>2,00E-01</text:p>
          </table:table-cell>
          <table:table-cell table:style-name="ce12" office:value-type="float" office:value="0.718229" calcext:value-type="float">
            <text:p>7,18E-01</text:p>
          </table:table-cell>
          <table:table-cell table:style-name="ce12" office:value-type="float" office:value="0.298108861577445" calcext:value-type="float">
            <text:p>2,98E-01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0.194148" calcext:value-type="float">
            <text:p>1,94E-01</text:p>
          </table:table-cell>
          <table:table-cell table:style-name="ce12" office:value-type="float" office:value="0.204677833333333" calcext:value-type="float">
            <text:p>2,05E-01</text:p>
          </table:table-cell>
          <table:table-cell table:style-name="ce12" office:value-type="float" office:value="0.14524" calcext:value-type="float">
            <text:p>1,45E-01</text:p>
          </table:table-cell>
          <table:table-cell table:style-name="ce12" office:value-type="float" office:value="0.277498" calcext:value-type="float">
            <text:p>2,77E-01</text:p>
          </table:table-cell>
          <table:table-cell table:style-name="ce12" office:value-type="float" office:value="0.0582509038021443" calcext:value-type="float">
            <text:p>5,83E-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style-name="ce12" office:value-type="float" office:value="0.190345" calcext:value-type="float">
            <text:p>1,90E-01</text:p>
          </table:table-cell>
          <table:table-cell table:style-name="ce12" office:value-type="float" office:value="0.216306666666667" calcext:value-type="float">
            <text:p>2,16E-01</text:p>
          </table:table-cell>
          <table:table-cell table:style-name="ce12" office:value-type="float" office:value="0.180501" calcext:value-type="float">
            <text:p>1,81E-01</text:p>
          </table:table-cell>
          <table:table-cell table:style-name="ce12" office:value-type="float" office:value="0.278074" calcext:value-type="float">
            <text:p>2,78E-01</text:p>
          </table:table-cell>
          <table:table-cell table:style-name="ce12" office:value-type="float" office:value="0.0537180480316749" calcext:value-type="float">
            <text:p>5,37E-02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number-columns-repeated="4" table:style-name="ce12" office:value-type="float" office:value="0.160601" calcext:value-type="float">
            <text:p>1,61E-01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number-columns-repeated="4" table:style-name="ce12" office:value-type="float" office:value="0.08498" calcext:value-type="float">
            <text:p>8,50E-02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style-name="ce12" office:value-type="float" office:value="0.071078" calcext:value-type="float">
            <text:p>7,11E-02</text:p>
          </table:table-cell>
          <table:table-cell table:style-name="ce12" office:value-type="float" office:value="0.0729936666666667" calcext:value-type="float">
            <text:p>7,30E-02</text:p>
          </table:table-cell>
          <table:table-cell table:style-name="ce12" office:value-type="float" office:value="0.068082" calcext:value-type="float">
            <text:p>6,81E-02</text:p>
          </table:table-cell>
          <table:table-cell table:style-name="ce12" office:value-type="float" office:value="0.079821" calcext:value-type="float">
            <text:p>7,98E-02</text:p>
          </table:table-cell>
          <table:table-cell table:style-name="ce12" office:value-type="float" office:value="0.00609945606864525" calcext:value-type="float">
            <text:p>6,10E-03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0.0697515" calcext:value-type="float">
            <text:p>6,98E-02</text:p>
          </table:table-cell>
          <table:table-cell table:style-name="ce12" office:value-type="float" office:value="0.0690336666666667" calcext:value-type="float">
            <text:p>6,90E-02</text:p>
          </table:table-cell>
          <table:table-cell table:style-name="ce12" office:value-type="float" office:value="0.059591" calcext:value-type="float">
            <text:p>5,96E-02</text:p>
          </table:table-cell>
          <table:table-cell table:style-name="ce12" office:value-type="float" office:value="0.076432" calcext:value-type="float">
            <text:p>7,64E-02</text:p>
          </table:table-cell>
          <table:table-cell table:style-name="ce12" office:value-type="float" office:value="0.00599671849153074" calcext:value-type="float">
            <text:p>6,00E-03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number-columns-repeated="4" table:style-name="ce12" office:value-type="float" office:value="0.059507" calcext:value-type="float">
            <text:p>5,95E-02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21" office:value-type="string" calcext:value-type="string">
            <text:p>Timestampprocessor. calculate not null rows count</text:p>
          </table:table-cell>
          <table:table-cell table:style-name="ce13" office:value-type="float" office:value="0.055039" calcext:value-type="float">
            <text:p>5,50E-02</text:p>
          </table:table-cell>
          <table:table-cell table:style-name="ce13" office:value-type="float" office:value="0.058627" calcext:value-type="float">
            <text:p>5,86E-02</text:p>
          </table:table-cell>
          <table:table-cell table:style-name="ce13" office:value-type="float" office:value="0.054855" calcext:value-type="float">
            <text:p>5,49E-02</text:p>
          </table:table-cell>
          <table:table-cell table:style-name="ce13" office:value-type="float" office:value="0.065987" calcext:value-type="float">
            <text:p>6,60E-02</text:p>
          </table:table-cell>
          <table:table-cell table:style-name="ce13" office:value-type="float" office:value="0.00637461089008576" calcext:value-type="float">
            <text:p>6,37E-03</text:p>
          </table:table-cell>
          <table:table-cell table:style-name="ce17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0.0543095" calcext:value-type="float">
            <text:p>5,43E-02</text:p>
          </table:table-cell>
          <table:table-cell table:style-name="ce12" office:value-type="float" office:value="0.0537835" calcext:value-type="float">
            <text:p>5,38E-02</text:p>
          </table:table-cell>
          <table:table-cell table:style-name="ce12" office:value-type="float" office:value="0.044919" calcext:value-type="float">
            <text:p>4,49E-02</text:p>
          </table:table-cell>
          <table:table-cell table:style-name="ce12" office:value-type="float" office:value="0.059791" calcext:value-type="float">
            <text:p>5,98E-02</text:p>
          </table:table-cell>
          <table:table-cell table:style-name="ce12" office:value-type="float" office:value="0.0053655818603391" calcext:value-type="float">
            <text:p>5,37E-03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609090909090909" calcext:value-type="float">
            <text:p>6,09E-06</text:p>
          </table:table-cell>
          <table:table-cell table:style-name="ce12" office:value-type="float" office:value="0.000004" calcext:value-type="float">
            <text:p>4,00E-06</text:p>
          </table:table-cell>
          <table:table-cell table:style-name="ce12" office:value-type="float" office:value="0.000023" calcext:value-type="float">
            <text:p>2,30E-05</text:p>
          </table:table-cell>
          <table:table-cell table:style-name="ce12" office:value-type="float" office:value="0.00000382857788976647" calcext:value-type="float">
            <text:p>3,83E-06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6 files" table:style-name="ta1">
        <table:table-column table:style-name="co1" table:default-cell-style-name="ce22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3" table:number-columns-repeated="2" table:default-cell-style-name="ce25"/>
        <table:table-column table:style-name="co4" table:default-cell-style-name="ce25"/>
        <table:table-column table:style-name="co3" table:number-columns-repeated="15" table:default-cell-style-name="ce25"/>
        <table:table-column table:style-name="co4" table:default-cell-style-name="ce25"/>
        <table:table-column table:style-name="co3" table:number-columns-repeated="4" table:default-cell-style-name="ce25"/>
        <table:table-column table:style-name="co7" table:default-cell-style-name="ce25"/>
        <table:table-column table:style-name="co3" table:default-cell-style-name="ce25"/>
        <table:table-column table:style-name="co4" table:default-cell-style-name="ce25"/>
        <table:table-column table:style-name="co7" table:number-columns-repeated="2" table:default-cell-style-name="ce25"/>
        <table:table-column table:style-name="co8" table:default-cell-style-name="ce25"/>
        <table:table-column table:style-name="co7" table:default-cell-style-name="ce25"/>
        <table:table-column table:style-name="co8" table:default-cell-style-name="ce25"/>
        <table:table-column table:style-name="co7" table:default-cell-style-name="ce25"/>
        <table:table-column table:style-name="co9" table:default-cell-style-name="ce25"/>
        <table:table-column table:style-name="co7" table:default-cell-style-name="ce25"/>
        <table:table-column table:style-name="co9" table:default-cell-style-name="ce25"/>
        <table:table-column table:style-name="co7" table:default-cell-style-name="ce25"/>
        <table:table-column table:style-name="co9" table:default-cell-style-name="ce25"/>
        <table:table-column table:style-name="co7" table:default-cell-style-name="ce25"/>
        <table:table-column table:style-name="co9" table:default-cell-style-name="ce25"/>
        <table:table-column table:style-name="co7" table:default-cell-style-name="ce25"/>
        <table:table-column table:style-name="co10" table:default-cell-style-name="ce25"/>
        <table:table-column table:style-name="co5" table:default-cell-style-name="ce25"/>
        <table:table-column table:style-name="co6" table:number-columns-repeated="978" table:default-cell-style-name="ce25"/>
        <table:table-row table:style-name="ro1">
          <table:table-cell table:style-name="ce19" office:value-type="string" calcext:value-type="string">
            <text:p>Parser Statistic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0"/>
          <table:table-cell table:style-name="ce2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Filtered out rows coun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ost rows percentag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iginal rows count</text:p>
          </table:table-cell>
          <table:table-cell office:value-type="float" office:value="1000000" calcext:value-type="float">
            <text:p>1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Statistical profile</text:p>
          </table:table-cell>
          <table:table-cell table:style-name="ce23" table:number-columns-repeated="10"/>
          <table:table-cell table:number-columns-repeated="1013"/>
        </table:table-row>
        <table:table-row table:style-name="ro1">
          <table:table-cell table:style-name="ce20"/>
          <table:table-cell table:style-name="ce24" office:value-type="string" calcext:value-type="string">
            <text:p>IsAlertMessage?</text:p>
          </table:table-cell>
          <table:table-cell table:style-name="ce24" office:value-type="string" calcext:value-type="string">
            <text:p>Timestamp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ode</text:p>
          </table:table-cell>
          <table:table-cell table:style-name="ce24" office:value-type="string" calcext:value-type="string">
            <text:p>NodeRepeat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Component</text:p>
          </table:table-cell>
          <table:table-cell table:style-name="ce24" office:value-type="string" calcext:value-type="string">
            <text:p>Level</text:p>
          </table:table-cell>
          <table:table-cell table:style-name="ce24" office:value-type="string" calcext:value-type="string">
            <text:p>Content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NumericResults</text:p>
          </table:table-cell>
          <table:table-cell table:style-name="ce24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float" office:value="1000000" calcext:value-type="float">
            <text:p>1000000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Entropy</text:p>
          </table:table-cell>
          <table:table-cell office:value-type="float" office:value="0.769051845759943" calcext:value-type="float">
            <text:p>0,769051845759943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average</text:p>
          </table:table-cell>
          <table:table-cell office:value-type="float" office:value="0.224921" calcext:value-type="float">
            <text:p>0,224921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max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min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standard deviation</text:p>
          </table:table-cell>
          <table:table-cell office:value-type="float" office:value="0.417530290833983" calcext:value-type="float">
            <text:p>0,417530290833983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variance</text:p>
          </table:table-cell>
          <table:table-cell office:value-type="float" office:value="0.17433154376391" calcext:value-type="float">
            <text:p>0,17433154376391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TimestampResults</text:p>
          </table:table-cell>
          <table:table-cell table:style-name="ce24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60453" calcext:value-type="float">
            <text:p>60453</text:p>
          </table:table-cell>
          <table:table-cell office:value-type="float" office:value="23" calcext:value-type="float">
            <text:p>23</text:p>
          </table:table-cell>
          <table:table-cell office:value-type="float" office:value="1000000" calcext:value-type="float">
            <text:p>100000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00000" calcext:value-type="float">
            <text:p>100000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0.363931279052176" calcext:value-type="float">
            <text:p>0,363931279052176</text:p>
          </table:table-cell>
          <table:table-cell office:value-type="float" office:value="0.000372126295066555" calcext:value-type="float">
            <text:p>0,000372126295067</text:p>
          </table:table-cell>
          <table:table-cell office:value-type="float" office:value="16.225562816354" calcext:value-type="float">
            <text:p>16,225562816354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1.88666288666289" calcext:value-type="float">
            <text:p>1,88666288666289</text:p>
          </table:table-cell>
          <table:table-cell office:value-type="float" office:value="1.9008019008019" calcext:value-type="float">
            <text:p>1,9008019008019</text:p>
          </table:table-cell>
          <table:table-cell office:value-type="float" office:value="1.886662939423" calcext:value-type="float">
            <text:p>1,886662939423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31433" calcext:value-type="float">
            <text:p>31433</text:p>
          </table:table-cell>
          <table:table-cell office:value-type="float" office:value="86400" calcext:value-type="float">
            <text:p>86400</text:p>
          </table:table-cell>
          <table:table-cell office:value-type="float" office:value="31432.890708" calcext:value-type="float">
            <text:p>31432,890708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111.948466260382" calcext:value-type="float">
            <text:p>111,948466260382</text:p>
          </table:table-cell>
          <table:table-cell office:value-type="float" office:value="405.247666473228" calcext:value-type="float">
            <text:p>405,247666473228</text:p>
          </table:table-cell>
          <table:table-cell office:value-type="float" office:value="111.948346169515" calcext:value-type="float">
            <text:p>111,948346169515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12532.459098052" calcext:value-type="float">
            <text:p>12532,459098052</text:p>
          </table:table-cell>
          <table:table-cell office:value-type="float" office:value="164225.671181997" calcext:value-type="float">
            <text:p>164225,671181997</text:p>
          </table:table-cell>
          <table:table-cell office:value-type="float" office:value="12532.4322100896" calcext:value-type="float">
            <text:p>12532,4322100896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05-06-25 18:47:11</text:p>
          </table:table-cell>
          <table:table-cell table:style-name="ce27" office:value-type="string" calcext:value-type="string">
            <text:p>2005-06-25 00:00:00</text:p>
          </table:table-cell>
          <table:table-cell table:style-name="ce10" office:value-type="date" office:date-value="2005-06-25T11:47:11.42" calcext:value-type="date">
            <text:p>2005-06-25 11:47:11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05-06-03 22:42:50</text:p>
          </table:table-cell>
          <table:table-cell table:style-name="ce27" office:value-type="string" calcext:value-type="string">
            <text:p>2005-06-03 00:00:00</text:p>
          </table:table-cell>
          <table:table-cell table:style-name="ce10" office:value-type="date" office:date-value="2005-06-03T15:42:50.36" calcext:value-type="date">
            <text:p>2005-06-03 15:42:5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15.193691231365" calcext:value-type="float">
            <text:p>15,193691231365</text:p>
          </table:table-cell>
          <table:table-cell office:value-type="float" office:value="3.19153382914429" calcext:value-type="float">
            <text:p>3,19153382914429</text:p>
          </table:table-cell>
          <table:table-cell office:value-type="float" office:value="19.9315685695593" calcext:value-type="float">
            <text:p>19,9315685695593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StringResults</text:p>
          </table:table-cell>
          <table:table-cell table:style-name="ce24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Characters entrop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.74470110869384" calcext:value-type="float">
            <text:p>3,74470110869384</text:p>
          </table:table-cell>
          <table:table-cell office:value-type="float" office:value="3.74470806541044" calcext:value-type="float">
            <text:p>3,74470806541044</text:p>
          </table:table-cell>
          <table:table-cell office:value-type="float" office:value="1.59639442770614" calcext:value-type="float">
            <text:p>1,59639442770614</text:p>
          </table:table-cell>
          <table:table-cell office:value-type="float" office:value="2.30619649585984" calcext:value-type="float">
            <text:p>2,30619649585984</text:p>
          </table:table-cell>
          <table:table-cell office:value-type="float" office:value="2.71336054808801" calcext:value-type="float">
            <text:p>2,71336054808801</text:p>
          </table:table-cell>
          <table:table-cell office:value-type="float" office:value="4.61369892399657" calcext:value-type="float">
            <text:p>4,61369892399657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average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552482" calcext:value-type="float">
            <text:p>2,552482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max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min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standard deviation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98047257988194" calcext:value-type="float">
            <text:p>1,98047257988194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variance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92227163966421" calcext:value-type="float">
            <text:p>3,92227163966421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 character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 messages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33371" calcext:value-type="float">
            <text:p>3337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3122" calcext:value-type="float">
            <text:p>83122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 words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33371" calcext:value-type="float">
            <text:p>3337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2789" calcext:value-type="float">
            <text:p>82789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1000000" calcext:value-type="float">
            <text:p>100000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averag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.991993" calcext:value-type="float">
            <text:p>18,991993</text:p>
          </table:table-cell>
          <table:table-cell office:value-type="float" office:value="18.992003" calcext:value-type="float">
            <text:p>18,992003</text:p>
          </table:table-cell>
          <table:table-cell office:value-type="float" office:value="3.000764" calcext:value-type="float">
            <text:p>3,000764</text:p>
          </table:table-cell>
          <table:table-cell office:value-type="float" office:value="5.968846" calcext:value-type="float">
            <text:p>5,968846</text:p>
          </table:table-cell>
          <table:table-cell office:value-type="float" office:value="4.547047" calcext:value-type="float">
            <text:p>4,547047</text:p>
          </table:table-cell>
          <table:table-cell office:value-type="float" office:value="31.089032" calcext:value-type="float">
            <text:p>31,089032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max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16" calcext:value-type="float">
            <text:p>616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mi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standard deviatio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276464985034652" calcext:value-type="float">
            <text:p>0,276464985034652</text:p>
          </table:table-cell>
          <table:table-cell office:value-type="float" office:value="0.275849683690481" calcext:value-type="float">
            <text:p>0,275849683690481</text:p>
          </table:table-cell>
          <table:table-cell office:value-type="float" office:value="0.0281676464050133" calcext:value-type="float">
            <text:p>0,028167646405013</text:p>
          </table:table-cell>
          <table:table-cell office:value-type="float" office:value="0.327578125465301" calcext:value-type="float">
            <text:p>0,327578125465301</text:p>
          </table:table-cell>
          <table:table-cell office:value-type="float" office:value="0.500070574808183" calcext:value-type="float">
            <text:p>0,500070574808183</text:p>
          </table:table-cell>
          <table:table-cell office:value-type="float" office:value="14.143265227812" calcext:value-type="float">
            <text:p>14,143265227812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varianc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0764328879502103" calcext:value-type="float">
            <text:p>0,07643288795021</text:p>
          </table:table-cell>
          <table:table-cell office:value-type="float" office:value="0.0760930479921382" calcext:value-type="float">
            <text:p>0,076093047992138</text:p>
          </table:table-cell>
          <table:table-cell office:value-type="float" office:value="0.000793416303997858" calcext:value-type="float">
            <text:p>0,000793416303998</text:p>
          </table:table-cell>
          <table:table-cell office:value-type="float" office:value="0.107307428283361" calcext:value-type="float">
            <text:p>0,107307428283361</text:p>
          </table:table-cell>
          <table:table-cell office:value-type="float" office:value="0.250070579788987" calcext:value-type="float">
            <text:p>0,250070579788987</text:p>
          </table:table-cell>
          <table:table-cell office:value-type="float" office:value="200.031951304236" calcext:value-type="float">
            <text:p>200,031951304236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s entropy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2.2260958338177" calcext:value-type="float">
            <text:p>12,2260958338177</text:p>
          </table:table-cell>
          <table:table-cell office:value-type="float" office:value="0.00895210731147378" calcext:value-type="float">
            <text:p>0,008952107311474</text:p>
          </table:table-cell>
          <table:table-cell office:value-type="float" office:value="0.100585182766865" calcext:value-type="float">
            <text:p>0,100585182766865</text:p>
          </table:table-cell>
          <table:table-cell office:value-type="float" office:value="1.003207100123" calcext:value-type="float">
            <text:p>1,003207100123</text:p>
          </table:table-cell>
          <table:table-cell office:value-type="float" office:value="9.31939375973717" calcext:value-type="float">
            <text:p>9,31939375973717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entropy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2.2260958338177" calcext:value-type="float">
            <text:p>12,2260958338177</text:p>
          </table:table-cell>
          <table:table-cell office:value-type="float" office:value="0.00895210731147378" calcext:value-type="float">
            <text:p>0,008952107311474</text:p>
          </table:table-cell>
          <table:table-cell office:value-type="float" office:value="0.100585182766865" calcext:value-type="float">
            <text:p>0,100585182766865</text:p>
          </table:table-cell>
          <table:table-cell office:value-type="float" office:value="1.003207100123" calcext:value-type="float">
            <text:p>1,003207100123</text:p>
          </table:table-cell>
          <table:table-cell office:value-type="float" office:value="7.50145495603195" calcext:value-type="float">
            <text:p>7,50145495603195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averag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.991993" calcext:value-type="float">
            <text:p>18,991993</text:p>
          </table:table-cell>
          <table:table-cell office:value-type="float" office:value="18.992003" calcext:value-type="float">
            <text:p>18,992003</text:p>
          </table:table-cell>
          <table:table-cell office:value-type="float" office:value="3.000764" calcext:value-type="float">
            <text:p>3,000764</text:p>
          </table:table-cell>
          <table:table-cell office:value-type="float" office:value="5.968846" calcext:value-type="float">
            <text:p>5,968846</text:p>
          </table:table-cell>
          <table:table-cell office:value-type="float" office:value="4.547047" calcext:value-type="float">
            <text:p>4,547047</text:p>
          </table:table-cell>
          <table:table-cell office:value-type="float" office:value="31.089032" calcext:value-type="float">
            <text:p>31,089032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max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16" calcext:value-type="float">
            <text:p>616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mi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standard deviatio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276464985034652" calcext:value-type="float">
            <text:p>0,276464985034652</text:p>
          </table:table-cell>
          <table:table-cell office:value-type="float" office:value="0.275849683690481" calcext:value-type="float">
            <text:p>0,275849683690481</text:p>
          </table:table-cell>
          <table:table-cell office:value-type="float" office:value="0.0281676464050133" calcext:value-type="float">
            <text:p>0,028167646405013</text:p>
          </table:table-cell>
          <table:table-cell office:value-type="float" office:value="0.327578125465301" calcext:value-type="float">
            <text:p>0,327578125465301</text:p>
          </table:table-cell>
          <table:table-cell office:value-type="float" office:value="0.500070574808183" calcext:value-type="float">
            <text:p>0,500070574808183</text:p>
          </table:table-cell>
          <table:table-cell office:value-type="float" office:value="14.143265227812" calcext:value-type="float">
            <text:p>14,143265227812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varianc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0764328879502103" calcext:value-type="float">
            <text:p>0,07643288795021</text:p>
          </table:table-cell>
          <table:table-cell office:value-type="float" office:value="0.0760930479921382" calcext:value-type="float">
            <text:p>0,076093047992138</text:p>
          </table:table-cell>
          <table:table-cell office:value-type="float" office:value="0.000793416303997858" calcext:value-type="float">
            <text:p>0,000793416303998</text:p>
          </table:table-cell>
          <table:table-cell office:value-type="float" office:value="0.107307428283361" calcext:value-type="float">
            <text:p>0,107307428283361</text:p>
          </table:table-cell>
          <table:table-cell office:value-type="float" office:value="0.250070579788987" calcext:value-type="float">
            <text:p>0,250070579788987</text:p>
          </table:table-cell>
          <table:table-cell office:value-type="float" office:value="200.031951304236" calcext:value-type="float">
            <text:p>200,03195130423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xecution call tracker</text:p>
          </table:table-cell>
          <table:table-cell table:style-name="ce23" table:number-columns-repeated="6"/>
          <table:table-cell table:style-name="ce18" table:number-columns-repeated="1017"/>
        </table:table-row>
        <table:table-row table:style-name="ro1">
          <table:table-cell table:style-name="ce20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24" table:number-columns-repeated="4"/>
          <table:table-cell table:style-name="ce24" office:value-type="string" calcext:value-type="string">
            <text:p>Call count</text:p>
          </table:table-cell>
          <table:table-cell table:style-name="ce18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313.95474" calcext:value-type="float">
            <text:p>3,14E+02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35.488787" calcext:value-type="float">
            <text:p>3,55E+01</text:p>
          </table:table-cell>
          <table:table-cell table:style-name="ce12" office:value-type="float" office:value="38.1778666666667" calcext:value-type="float">
            <text:p>3,82E+01</text:p>
          </table:table-cell>
          <table:table-cell table:style-name="ce12" office:value-type="float" office:value="22.145911" calcext:value-type="float">
            <text:p>2,21E+01</text:p>
          </table:table-cell>
          <table:table-cell table:style-name="ce12" office:value-type="float" office:value="67.269623" calcext:value-type="float">
            <text:p>6,73E+01</text:p>
          </table:table-cell>
          <table:table-cell table:style-name="ce12" office:value-type="float" office:value="17.3726056373349" calcext:value-type="float">
            <text:p>1,74E+01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32.488116" calcext:value-type="float">
            <text:p>3,25E+01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32.48796" calcext:value-type="float">
            <text:p>3,25E+01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25.388708" calcext:value-type="float">
            <text:p>2,54E+01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21" office:value-type="string" calcext:value-type="string">
            <text:p>Timestampprocessor.process</text:p>
          </table:table-cell>
          <table:table-cell table:style-name="ce13" office:value-type="float" office:value="19.577124" calcext:value-type="float">
            <text:p>1,96E+01</text:p>
          </table:table-cell>
          <table:table-cell table:style-name="ce13" office:value-type="float" office:value="26.0421323333333" calcext:value-type="float">
            <text:p>2,60E+01</text:p>
          </table:table-cell>
          <table:table-cell table:style-name="ce13" office:value-type="float" office:value="18.194558" calcext:value-type="float">
            <text:p>1,82E+01</text:p>
          </table:table-cell>
          <table:table-cell table:style-name="ce13" office:value-type="float" office:value="40.354715" calcext:value-type="float">
            <text:p>4,04E+01</text:p>
          </table:table-cell>
          <table:table-cell table:style-name="ce13" office:value-type="float" office:value="12.414321935922" calcext:value-type="float">
            <text:p>1,24E+01</text:p>
          </table:table-cell>
          <table:table-cell table:style-name="ce17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style-name="ce12" office:value-type="float" office:value="13.749019" calcext:value-type="float">
            <text:p>1,37E+01</text:p>
          </table:table-cell>
          <table:table-cell table:style-name="ce12" office:value-type="float" office:value="15.312835" calcext:value-type="float">
            <text:p>1,53E+01</text:p>
          </table:table-cell>
          <table:table-cell table:style-name="ce12" office:value-type="float" office:value="13.19009" calcext:value-type="float">
            <text:p>1,32E+01</text:p>
          </table:table-cell>
          <table:table-cell table:style-name="ce12" office:value-type="float" office:value="18.999396" calcext:value-type="float">
            <text:p>1,90E+01</text:p>
          </table:table-cell>
          <table:table-cell table:style-name="ce12" office:value-type="float" office:value="3.20486339986605" calcext:value-type="float">
            <text:p>3,20E+00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12.1330385" calcext:value-type="float">
            <text:p>1,21E+01</text:p>
          </table:table-cell>
          <table:table-cell table:style-name="ce12" office:value-type="float" office:value="13.3867995" calcext:value-type="float">
            <text:p>1,34E+01</text:p>
          </table:table-cell>
          <table:table-cell table:style-name="ce12" office:value-type="float" office:value="3.454362" calcext:value-type="float">
            <text:p>3,45E+00</text:p>
          </table:table-cell>
          <table:table-cell table:style-name="ce12" office:value-type="float" office:value="28.959767" calcext:value-type="float">
            <text:p>2,90E+01</text:p>
          </table:table-cell>
          <table:table-cell table:style-name="ce12" office:value-type="float" office:value="10.1876663145665" calcext:value-type="float">
            <text:p>1,02E+01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number-columns-repeated="4" table:style-name="ce12" office:value-type="float" office:value="6.476773" calcext:value-type="float">
            <text:p>6,48E+00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4.520252" calcext:value-type="float">
            <text:p>4,52E+00</text:p>
          </table:table-cell>
          <table:table-cell table:style-name="ce12" office:value-type="float" office:value="4.95840616666667" calcext:value-type="float">
            <text:p>4,96E+00</text:p>
          </table:table-cell>
          <table:table-cell table:style-name="ce12" office:value-type="float" office:value="1.308545" calcext:value-type="float">
            <text:p>1,31E+00</text:p>
          </table:table-cell>
          <table:table-cell table:style-name="ce12" office:value-type="float" office:value="10.739998" calcext:value-type="float">
            <text:p>1,07E+01</text:p>
          </table:table-cell>
          <table:table-cell table:style-name="ce12" office:value-type="float" office:value="3.77478355069031" calcext:value-type="float">
            <text:p>3,77E+00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4.50302" calcext:value-type="float">
            <text:p>4,50E+00</text:p>
          </table:table-cell>
          <table:table-cell table:style-name="ce12" office:value-type="float" office:value="5.17259016666667" calcext:value-type="float">
            <text:p>5,17E+00</text:p>
          </table:table-cell>
          <table:table-cell table:style-name="ce12" office:value-type="float" office:value="4.382768" calcext:value-type="float">
            <text:p>4,38E+00</text:p>
          </table:table-cell>
          <table:table-cell table:style-name="ce12" office:value-type="float" office:value="8.709831" calcext:value-type="float">
            <text:p>8,71E+00</text:p>
          </table:table-cell>
          <table:table-cell table:style-name="ce12" office:value-type="float" office:value="1.73376218288765" calcext:value-type="float">
            <text:p>1,73E+00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3.9351555" calcext:value-type="float">
            <text:p>3,94E+00</text:p>
          </table:table-cell>
          <table:table-cell table:style-name="ce12" office:value-type="float" office:value="4.0417645" calcext:value-type="float">
            <text:p>4,04E+00</text:p>
          </table:table-cell>
          <table:table-cell table:style-name="ce12" office:value-type="float" office:value="3.874585" calcext:value-type="float">
            <text:p>3,87E+00</text:p>
          </table:table-cell>
          <table:table-cell table:style-name="ce12" office:value-type="float" office:value="4.658233" calcext:value-type="float">
            <text:p>4,66E+00</text:p>
          </table:table-cell>
          <table:table-cell table:style-name="ce12" office:value-type="float" office:value="0.303127719954312" calcext:value-type="float">
            <text:p>3,03E-01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3.9324565" calcext:value-type="float">
            <text:p>3,93E+00</text:p>
          </table:table-cell>
          <table:table-cell table:style-name="ce12" office:value-type="float" office:value="5.80800536363636" calcext:value-type="float">
            <text:p>5,81E+00</text:p>
          </table:table-cell>
          <table:table-cell table:style-name="ce12" office:value-type="float" office:value="3.647898" calcext:value-type="float">
            <text:p>3,65E+00</text:p>
          </table:table-cell>
          <table:table-cell table:style-name="ce12" office:value-type="float" office:value="18.999382" calcext:value-type="float">
            <text:p>1,90E+01</text:p>
          </table:table-cell>
          <table:table-cell table:style-name="ce12" office:value-type="float" office:value="4.12030996252286" calcext:value-type="float">
            <text:p>4,12E+00</text:p>
          </table:table-cell>
          <table:table-cell table:style-name="ce16" office:value-type="float" office:value="22" calcext:value-type="float">
            <text:p>2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3.84992" calcext:value-type="float">
            <text:p>3,85E+00</text:p>
          </table:table-cell>
          <table:table-cell table:style-name="ce12" office:value-type="float" office:value="3.84909416666667" calcext:value-type="float">
            <text:p>3,85E+00</text:p>
          </table:table-cell>
          <table:table-cell table:style-name="ce12" office:value-type="float" office:value="3.740117" calcext:value-type="float">
            <text:p>3,74E+00</text:p>
          </table:table-cell>
          <table:table-cell table:style-name="ce12" office:value-type="float" office:value="3.930544" calcext:value-type="float">
            <text:p>3,93E+00</text:p>
          </table:table-cell>
          <table:table-cell table:style-name="ce12" office:value-type="float" office:value="0.0647312215191918" calcext:value-type="float">
            <text:p>6,47E-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1.924581" calcext:value-type="float">
            <text:p>1,92E+00</text:p>
          </table:table-cell>
          <table:table-cell table:style-name="ce12" office:value-type="float" office:value="2.43003316666667" calcext:value-type="float">
            <text:p>2,43E+00</text:p>
          </table:table-cell>
          <table:table-cell table:style-name="ce12" office:value-type="float" office:value="1.744008" calcext:value-type="float">
            <text:p>1,74E+00</text:p>
          </table:table-cell>
          <table:table-cell table:style-name="ce12" office:value-type="float" office:value="5.138491" calcext:value-type="float">
            <text:p>5,14E+00</text:p>
          </table:table-cell>
          <table:table-cell table:style-name="ce12" office:value-type="float" office:value="1.33728328566051" calcext:value-type="float">
            <text:p>1,34E+00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1.283447" calcext:value-type="float">
            <text:p>1,28E+00</text:p>
          </table:table-cell>
          <table:table-cell table:style-name="ce12" office:value-type="float" office:value="1.39633113636364" calcext:value-type="float">
            <text:p>1,40E+00</text:p>
          </table:table-cell>
          <table:table-cell table:style-name="ce12" office:value-type="float" office:value="1.139046" calcext:value-type="float">
            <text:p>1,14E+00</text:p>
          </table:table-cell>
          <table:table-cell table:style-name="ce12" office:value-type="float" office:value="3.25062" calcext:value-type="float">
            <text:p>3,25E+00</text:p>
          </table:table-cell>
          <table:table-cell table:style-name="ce12" office:value-type="float" office:value="0.450657521376773" calcext:value-type="float">
            <text:p>4,51E-01</text:p>
          </table:table-cell>
          <table:table-cell table:style-name="ce16" office:value-type="float" office:value="22" calcext:value-type="float">
            <text:p>2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style-name="ce12" office:value-type="float" office:value="1.188803" calcext:value-type="float">
            <text:p>1,19E+00</text:p>
          </table:table-cell>
          <table:table-cell table:style-name="ce12" office:value-type="float" office:value="2.87162566666667" calcext:value-type="float">
            <text:p>2,87E+00</text:p>
          </table:table-cell>
          <table:table-cell table:style-name="ce12" office:value-type="float" office:value="0.850452" calcext:value-type="float">
            <text:p>8,50E-01</text:p>
          </table:table-cell>
          <table:table-cell table:style-name="ce12" office:value-type="float" office:value="6.575622" calcext:value-type="float">
            <text:p>6,58E+00</text:p>
          </table:table-cell>
          <table:table-cell table:style-name="ce12" office:value-type="float" office:value="3.21221294091944" calcext:value-type="float">
            <text:p>3,21E+00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0.9911155" calcext:value-type="float">
            <text:p>9,91E-01</text:p>
          </table:table-cell>
          <table:table-cell table:style-name="ce12" office:value-type="float" office:value="1.01394983333333" calcext:value-type="float">
            <text:p>1,01E+00</text:p>
          </table:table-cell>
          <table:table-cell table:style-name="ce12" office:value-type="float" office:value="0.861537" calcext:value-type="float">
            <text:p>8,62E-01</text:p>
          </table:table-cell>
          <table:table-cell table:style-name="ce12" office:value-type="float" office:value="1.254174" calcext:value-type="float">
            <text:p>1,25E+00</text:p>
          </table:table-cell>
          <table:table-cell table:style-name="ce12" office:value-type="float" office:value="0.170902440646606" calcext:value-type="float">
            <text:p>1,71E-01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0.927718" calcext:value-type="float">
            <text:p>9,28E-01</text:p>
          </table:table-cell>
          <table:table-cell table:style-name="ce12" office:value-type="float" office:value="1.14458708" calcext:value-type="float">
            <text:p>1,14E+00</text:p>
          </table:table-cell>
          <table:table-cell table:style-name="ce12" office:value-type="float" office:value="0.754888" calcext:value-type="float">
            <text:p>7,55E-01</text:p>
          </table:table-cell>
          <table:table-cell table:style-name="ce12" office:value-type="float" office:value="3.706086" calcext:value-type="float">
            <text:p>3,71E+00</text:p>
          </table:table-cell>
          <table:table-cell table:style-name="ce12" office:value-type="float" office:value="0.729106376648607" calcext:value-type="float">
            <text:p>7,29E-01</text:p>
          </table:table-cell>
          <table:table-cell table:style-name="ce16" office:value-type="float" office:value="25" calcext:value-type="float">
            <text:p>25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0.8824475" calcext:value-type="float">
            <text:p>8,82E-01</text:p>
          </table:table-cell>
          <table:table-cell table:style-name="ce12" office:value-type="float" office:value="0.861460818181818" calcext:value-type="float">
            <text:p>8,61E-01</text:p>
          </table:table-cell>
          <table:table-cell table:style-name="ce12" office:value-type="float" office:value="0.654936" calcext:value-type="float">
            <text:p>6,55E-01</text:p>
          </table:table-cell>
          <table:table-cell table:style-name="ce12" office:value-type="float" office:value="0.970071" calcext:value-type="float">
            <text:p>9,70E-01</text:p>
          </table:table-cell>
          <table:table-cell table:style-name="ce12" office:value-type="float" office:value="0.0821007395504284" calcext:value-type="float">
            <text:p>8,21E-02</text:p>
          </table:table-cell>
          <table:table-cell table:style-name="ce16" office:value-type="float" office:value="22" calcext:value-type="float">
            <text:p>2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number-columns-repeated="4" table:style-name="ce12" office:value-type="float" office:value="0.845186" calcext:value-type="float">
            <text:p>8,45E-01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0.7735085" calcext:value-type="float">
            <text:p>7,74E-01</text:p>
          </table:table-cell>
          <table:table-cell table:style-name="ce12" office:value-type="float" office:value="3.05289542307692" calcext:value-type="float">
            <text:p>3,05E+00</text:p>
          </table:table-cell>
          <table:table-cell table:style-name="ce12" office:value-type="float" office:value="0.500541" calcext:value-type="float">
            <text:p>5,01E-01</text:p>
          </table:table-cell>
          <table:table-cell table:style-name="ce12" office:value-type="float" office:value="32.48793" calcext:value-type="float">
            <text:p>3,25E+01</text:p>
          </table:table-cell>
          <table:table-cell table:style-name="ce12" office:value-type="float" office:value="6.50798569057727" calcext:value-type="float">
            <text:p>6,51E+00</text:p>
          </table:table-cell>
          <table:table-cell table:style-name="ce16" office:value-type="float" office:value="26" calcext:value-type="float">
            <text:p>2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style-name="ce12" office:value-type="float" office:value="0.770789" calcext:value-type="float">
            <text:p>7,71E-01</text:p>
          </table:table-cell>
          <table:table-cell table:style-name="ce12" office:value-type="float" office:value="1.75455733333333" calcext:value-type="float">
            <text:p>1,75E+00</text:p>
          </table:table-cell>
          <table:table-cell table:style-name="ce12" office:value-type="float" office:value="0.601708" calcext:value-type="float">
            <text:p>6,02E-01</text:p>
          </table:table-cell>
          <table:table-cell table:style-name="ce12" office:value-type="float" office:value="3.891175" calcext:value-type="float">
            <text:p>3,89E+00</text:p>
          </table:table-cell>
          <table:table-cell table:style-name="ce12" office:value-type="float" office:value="1.85229543709267" calcext:value-type="float">
            <text:p>1,85E+00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0.688704" calcext:value-type="float">
            <text:p>6,89E-01</text:p>
          </table:table-cell>
          <table:table-cell table:style-name="ce12" office:value-type="float" office:value="0.898484" calcext:value-type="float">
            <text:p>8,98E-01</text:p>
          </table:table-cell>
          <table:table-cell table:style-name="ce12" office:value-type="float" office:value="0.568957" calcext:value-type="float">
            <text:p>5,69E-01</text:p>
          </table:table-cell>
          <table:table-cell table:style-name="ce12" office:value-type="float" office:value="2.059925" calcext:value-type="float">
            <text:p>2,06E+00</text:p>
          </table:table-cell>
          <table:table-cell table:style-name="ce12" office:value-type="float" office:value="0.574141570607111" calcext:value-type="float">
            <text:p>5,74E-01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0.650955" calcext:value-type="float">
            <text:p>6,51E-01</text:p>
          </table:table-cell>
          <table:table-cell table:style-name="ce12" office:value-type="float" office:value="0.6727205" calcext:value-type="float">
            <text:p>6,73E-01</text:p>
          </table:table-cell>
          <table:table-cell table:style-name="ce12" office:value-type="float" office:value="0.577273" calcext:value-type="float">
            <text:p>5,77E-01</text:p>
          </table:table-cell>
          <table:table-cell table:style-name="ce12" office:value-type="float" office:value="0.786432" calcext:value-type="float">
            <text:p>7,86E-01</text:p>
          </table:table-cell>
          <table:table-cell table:style-name="ce12" office:value-type="float" office:value="0.093442375290336" calcext:value-type="float">
            <text:p>9,34E-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style-name="ce12" office:value-type="float" office:value="0.505216" calcext:value-type="float">
            <text:p>5,05E-01</text:p>
          </table:table-cell>
          <table:table-cell table:style-name="ce12" office:value-type="float" office:value="0.631461666666667" calcext:value-type="float">
            <text:p>6,31E-01</text:p>
          </table:table-cell>
          <table:table-cell table:style-name="ce12" office:value-type="float" office:value="0.500571" calcext:value-type="float">
            <text:p>5,01E-01</text:p>
          </table:table-cell>
          <table:table-cell table:style-name="ce12" office:value-type="float" office:value="0.888598" calcext:value-type="float">
            <text:p>8,89E-01</text:p>
          </table:table-cell>
          <table:table-cell table:style-name="ce12" office:value-type="float" office:value="0.222698707778768" calcext:value-type="float">
            <text:p>2,23E-01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style-name="ce12" office:value-type="float" office:value="0.372169" calcext:value-type="float">
            <text:p>3,72E-01</text:p>
          </table:table-cell>
          <table:table-cell table:style-name="ce12" office:value-type="float" office:value="0.403313" calcext:value-type="float">
            <text:p>4,03E-01</text:p>
          </table:table-cell>
          <table:table-cell table:style-name="ce12" office:value-type="float" office:value="0.347417" calcext:value-type="float">
            <text:p>3,47E-01</text:p>
          </table:table-cell>
          <table:table-cell table:style-name="ce12" office:value-type="float" office:value="0.490353" calcext:value-type="float">
            <text:p>4,90E-01</text:p>
          </table:table-cell>
          <table:table-cell table:style-name="ce12" office:value-type="float" office:value="0.0763880656647359" calcext:value-type="float">
            <text:p>7,64E-02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number-columns-repeated="4" table:style-name="ce12" office:value-type="float" office:value="0.35399" calcext:value-type="float">
            <text:p>3,54E-01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0.344175" calcext:value-type="float">
            <text:p>3,44E-01</text:p>
          </table:table-cell>
          <table:table-cell table:style-name="ce12" office:value-type="float" office:value="0.377439333333333" calcext:value-type="float">
            <text:p>3,77E-01</text:p>
          </table:table-cell>
          <table:table-cell table:style-name="ce12" office:value-type="float" office:value="0.324882" calcext:value-type="float">
            <text:p>3,25E-01</text:p>
          </table:table-cell>
          <table:table-cell table:style-name="ce12" office:value-type="float" office:value="0.494621" calcext:value-type="float">
            <text:p>4,95E-01</text:p>
          </table:table-cell>
          <table:table-cell table:style-name="ce12" office:value-type="float" office:value="0.0657329162860333" calcext:value-type="float">
            <text:p>6,57E-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style-name="ce12" office:value-type="float" office:value="0.192706" calcext:value-type="float">
            <text:p>1,93E-01</text:p>
          </table:table-cell>
          <table:table-cell table:style-name="ce12" office:value-type="float" office:value="0.223" calcext:value-type="float">
            <text:p>2,23E-01</text:p>
          </table:table-cell>
          <table:table-cell table:style-name="ce12" office:value-type="float" office:value="0.176262" calcext:value-type="float">
            <text:p>1,76E-01</text:p>
          </table:table-cell>
          <table:table-cell table:style-name="ce12" office:value-type="float" office:value="0.300032" calcext:value-type="float">
            <text:p>3,00E-01</text:p>
          </table:table-cell>
          <table:table-cell table:style-name="ce12" office:value-type="float" office:value="0.0672164269505602" calcext:value-type="float">
            <text:p>6,72E-02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number-columns-repeated="4" table:style-name="ce12" office:value-type="float" office:value="0.185924" calcext:value-type="float">
            <text:p>1,86E-01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0.1843945" calcext:value-type="float">
            <text:p>1,84E-01</text:p>
          </table:table-cell>
          <table:table-cell table:style-name="ce12" office:value-type="float" office:value="0.191045" calcext:value-type="float">
            <text:p>1,91E-01</text:p>
          </table:table-cell>
          <table:table-cell table:style-name="ce12" office:value-type="float" office:value="0.16727" calcext:value-type="float">
            <text:p>1,67E-01</text:p>
          </table:table-cell>
          <table:table-cell table:style-name="ce12" office:value-type="float" office:value="0.236502" calcext:value-type="float">
            <text:p>2,37E-01</text:p>
          </table:table-cell>
          <table:table-cell table:style-name="ce12" office:value-type="float" office:value="0.0242728554068119" calcext:value-type="float">
            <text:p>2,43E-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590909090909091" calcext:value-type="float">
            <text:p>5,91E-06</text:p>
          </table:table-cell>
          <table:table-cell table:style-name="ce12" office:value-type="float" office:value="0.000004" calcext:value-type="float">
            <text:p>4,00E-06</text:p>
          </table:table-cell>
          <table:table-cell table:style-name="ce12" office:value-type="float" office:value="0.000008" calcext:value-type="float">
            <text:p>8,00E-06</text:p>
          </table:table-cell>
          <table:table-cell table:style-name="ce12" office:value-type="float" office:value="0.00000110879990504925" calcext:value-type="float">
            <text:p>1,11E-06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junt de dades complet" table:style-name="ta1">
        <table:table-column table:style-name="co1" table:default-cell-style-name="ce22"/>
        <table:table-column table:style-name="co2" table:default-cell-style-name="ce25"/>
        <table:table-column table:style-name="co11" table:default-cell-style-name="ce25"/>
        <table:table-column table:style-name="co3" table:number-columns-repeated="2" table:default-cell-style-name="ce25"/>
        <table:table-column table:style-name="co11" table:number-columns-repeated="2" table:default-cell-style-name="ce25"/>
        <table:table-column table:style-name="co3" table:default-cell-style-name="ce25"/>
        <table:table-column table:style-name="co4" table:default-cell-style-name="ce25"/>
        <table:table-column table:style-name="co11" table:number-columns-repeated="13" table:default-cell-style-name="ce25"/>
        <table:table-column table:style-name="co12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9" table:default-cell-style-name="ce25"/>
        <table:table-column table:style-name="co8" table:default-cell-style-name="ce25"/>
        <table:table-column table:style-name="co9" table:default-cell-style-name="ce25"/>
        <table:table-column table:style-name="co8" table:default-cell-style-name="ce25"/>
        <table:table-column table:style-name="co9" table:default-cell-style-name="ce25"/>
        <table:table-column table:style-name="co8" table:default-cell-style-name="ce25"/>
        <table:table-column table:style-name="co9" table:default-cell-style-name="ce25"/>
        <table:table-column table:style-name="co8" table:default-cell-style-name="ce25"/>
        <table:table-column table:style-name="co9" table:default-cell-style-name="ce25"/>
        <table:table-column table:style-name="co8" table:default-cell-style-name="ce25"/>
        <table:table-column table:style-name="co9" table:default-cell-style-name="ce25"/>
        <table:table-column table:style-name="co8" table:default-cell-style-name="ce25"/>
        <table:table-column table:style-name="co9" table:default-cell-style-name="ce25"/>
        <table:table-column table:style-name="co8" table:default-cell-style-name="ce25"/>
        <table:table-column table:style-name="co9" table:default-cell-style-name="ce25"/>
        <table:table-column table:style-name="co8" table:default-cell-style-name="ce25"/>
        <table:table-column table:style-name="co9" table:default-cell-style-name="ce25"/>
        <table:table-column table:style-name="co8" table:default-cell-style-name="ce25"/>
        <table:table-column table:style-name="co10" table:default-cell-style-name="ce25"/>
        <table:table-column table:style-name="co8" table:default-cell-style-name="ce25"/>
        <table:table-column table:style-name="co9" table:default-cell-style-name="ce25"/>
        <table:table-column table:style-name="co8" table:default-cell-style-name="ce25"/>
        <table:table-column table:style-name="co9" table:default-cell-style-name="ce25"/>
        <table:table-column table:style-name="co8" table:default-cell-style-name="ce25"/>
        <table:table-column table:style-name="co10" table:default-cell-style-name="ce25"/>
        <table:table-column table:style-name="co13" table:default-cell-style-name="ce25"/>
        <table:table-column table:style-name="co10" table:default-cell-style-name="ce25"/>
        <table:table-column table:style-name="co5" table:default-cell-style-name="ce25"/>
        <table:table-column table:style-name="co6" table:number-columns-repeated="970" table:default-cell-style-name="ce25"/>
        <table:table-row table:style-name="ro1">
          <table:table-cell table:style-name="ce19" office:value-type="string" calcext:value-type="string">
            <text:p>Parser Statistic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0"/>
          <table:table-cell table:style-name="ce2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Filtered out rows count</text:p>
          </table:table-cell>
          <table:table-cell office:value-type="float" office:value="34470" calcext:value-type="float">
            <text:p>34470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ost rows percentage</text:p>
          </table:table-cell>
          <table:table-cell office:value-type="float" office:value="0.725995547985526" calcext:value-type="float">
            <text:p>0,725995547985526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iginal rows count</text:p>
          </table:table-cell>
          <table:table-cell office:value-type="float" office:value="4747963" calcext:value-type="float">
            <text:p>474796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Statistical profile</text:p>
          </table:table-cell>
          <table:table-cell table:style-name="ce23" table:number-columns-repeated="10"/>
          <table:table-cell table:number-columns-repeated="1013"/>
        </table:table-row>
        <table:table-row table:style-name="ro1">
          <table:table-cell table:style-name="ce20"/>
          <table:table-cell table:style-name="ce24" office:value-type="string" calcext:value-type="string">
            <text:p>IsAlertMessage?</text:p>
          </table:table-cell>
          <table:table-cell table:style-name="ce24" office:value-type="string" calcext:value-type="string">
            <text:p>Timestamp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ode</text:p>
          </table:table-cell>
          <table:table-cell table:style-name="ce24" office:value-type="string" calcext:value-type="string">
            <text:p>NodeRepeat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Component</text:p>
          </table:table-cell>
          <table:table-cell table:style-name="ce24" office:value-type="string" calcext:value-type="string">
            <text:p>Level</text:p>
          </table:table-cell>
          <table:table-cell table:style-name="ce24" office:value-type="string" calcext:value-type="string">
            <text:p>Content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NumericResults</text:p>
          </table:table-cell>
          <table:table-cell table:style-name="ce24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float" office:value="4713493" calcext:value-type="float">
            <text:p>4713493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Entropy</text:p>
          </table:table-cell>
          <table:table-cell office:value-type="float" office:value="0.380414776459322" calcext:value-type="float">
            <text:p>0,380414776459322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average</text:p>
          </table:table-cell>
          <table:table-cell office:value-type="float" office:value="0.073928188712702" calcext:value-type="float">
            <text:p>0,073928188712702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max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min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standard deviation</text:p>
          </table:table-cell>
          <table:table-cell office:value-type="float" office:value="0.261653992180451" calcext:value-type="float">
            <text:p>0,261653992180451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umber statistics variance</text:p>
          </table:table-cell>
          <table:table-cell office:value-type="float" office:value="0.0684628116239673" calcext:value-type="float">
            <text:p>0,068462811623967</text:p>
          </table:table-cell>
          <table:table-cell table:number-columns-repeated="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TimestampResults</text:p>
          </table:table-cell>
          <table:table-cell table:style-name="ce24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299383" calcext:value-type="float">
            <text:p>299383</text:p>
          </table:table-cell>
          <table:table-cell office:value-type="float" office:value="215" calcext:value-type="float">
            <text:p>215</text:p>
          </table:table-cell>
          <table:table-cell office:value-type="float" office:value="4713485" calcext:value-type="float">
            <text:p>4713485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4713493" calcext:value-type="float">
            <text:p>4713493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0.465544524716994" calcext:value-type="float">
            <text:p>0,465544524716994</text:p>
          </table:table-cell>
          <table:table-cell office:value-type="float" office:value="0.000722450925685125" calcext:value-type="float">
            <text:p>0,000722450925685</text:p>
          </table:table-cell>
          <table:table-cell office:value-type="float" office:value="16.323116469345" calcext:value-type="float">
            <text:p>16,323116469345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3.93590038977471" calcext:value-type="float">
            <text:p>3,93590038977471</text:p>
          </table:table-cell>
          <table:table-cell office:value-type="float" office:value="3.94102716202764" calcext:value-type="float">
            <text:p>3,94102716202764</text:p>
          </table:table-cell>
          <table:table-cell office:value-type="float" office:value="3.93513659721069" calcext:value-type="float">
            <text:p>3,93513659721069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176572" calcext:value-type="float">
            <text:p>176572</text:p>
          </table:table-cell>
          <table:table-cell office:value-type="float" office:value="172800" calcext:value-type="float">
            <text:p>172800</text:p>
          </table:table-cell>
          <table:table-cell office:value-type="float" office:value="176572.661698" calcext:value-type="float">
            <text:p>176572,661698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194.000168513649" calcext:value-type="float">
            <text:p>194,000168513649</text:p>
          </table:table-cell>
          <table:table-cell office:value-type="float" office:value="586.222399038563" calcext:value-type="float">
            <text:p>586,222399038563</text:p>
          </table:table-cell>
          <table:table-cell office:value-type="float" office:value="193.99260619198" calcext:value-type="float">
            <text:p>193,99260619198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37636.0653833243" calcext:value-type="float">
            <text:p>37636,0653833243</text:p>
          </table:table-cell>
          <table:table-cell office:value-type="float" office:value="343656.701134528" calcext:value-type="float">
            <text:p>343656,701134528</text:p>
          </table:table-cell>
          <table:table-cell office:value-type="float" office:value="37633.1312571567" calcext:value-type="float">
            <text:p>37633,1312571567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06-01-04 16:00:05</text:p>
          </table:table-cell>
          <table:table-cell table:style-name="ce27" office:value-type="string" calcext:value-type="string">
            <text:p>2006-01-04 00:00:00</text:p>
          </table:table-cell>
          <table:table-cell table:style-name="ce10" office:value-type="date" office:date-value="2006-01-04T08:00:05.23" calcext:value-type="date">
            <text:p>2006-01-04 08:00:05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2005-06-03 22:42:50</text:p>
          </table:table-cell>
          <table:table-cell table:style-name="ce27" office:value-type="string" calcext:value-type="string">
            <text:p>2005-06-03 00:00:00</text:p>
          </table:table-cell>
          <table:table-cell table:style-name="ce10" office:value-type="date" office:date-value="2005-06-03T15:42:50.36" calcext:value-type="date">
            <text:p>2005-06-03 15:42:5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17.2684257532259" calcext:value-type="float">
            <text:p>17,2684257532259</text:p>
          </table:table-cell>
          <table:table-cell office:value-type="float" office:value="5.97306543752011" calcext:value-type="float">
            <text:p>5,97306543752011</text:p>
          </table:table-cell>
          <table:table-cell office:value-type="float" office:value="22.1683617592168" calcext:value-type="float">
            <text:p>22,1683617592168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StringResults</text:p>
          </table:table-cell>
          <table:table-cell table:style-name="ce24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Characters entrop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.82675298607516" calcext:value-type="float">
            <text:p>3,82675298607516</text:p>
          </table:table-cell>
          <table:table-cell office:value-type="float" office:value="3.82687592598418" calcext:value-type="float">
            <text:p>3,82687592598418</text:p>
          </table:table-cell>
          <table:table-cell office:value-type="float" office:value="1.77442416612699" calcext:value-type="float">
            <text:p>1,77442416612699</text:p>
          </table:table-cell>
          <table:table-cell office:value-type="float" office:value="2.64966513836934" calcext:value-type="float">
            <text:p>2,64966513836934</text:p>
          </table:table-cell>
          <table:table-cell office:value-type="float" office:value="2.75787446316695" calcext:value-type="float">
            <text:p>2,75787446316695</text:p>
          </table:table-cell>
          <table:table-cell office:value-type="float" office:value="4.94991004990862" calcext:value-type="float">
            <text:p>4,94991004990862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average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21625639414337" calcext:value-type="float">
            <text:p>5,21625639414337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max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min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standard deviation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4887722110782" calcext:value-type="float">
            <text:p>7,4887722110782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blank spaces statistics variance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.0817092294171" calcext:value-type="float">
            <text:p>56,0817092294171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 character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 message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9252" calcext:value-type="float">
            <text:p>69252</text:p>
          </table:table-cell>
          <table:table-cell office:value-type="float" office:value="69258" calcext:value-type="float">
            <text:p>6925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58356" calcext:value-type="float">
            <text:p>358356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distinct word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9252" calcext:value-type="float">
            <text:p>69252</text:p>
          </table:table-cell>
          <table:table-cell office:value-type="float" office:value="69258" calcext:value-type="float">
            <text:p>6925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16025" calcext:value-type="float">
            <text:p>516025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4713493" calcext:value-type="float">
            <text:p>4713493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averag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.5321166277323" calcext:value-type="float">
            <text:p>18,5321166277323</text:p>
          </table:table-cell>
          <table:table-cell office:value-type="float" office:value="18.5322973853997" calcext:value-type="float">
            <text:p>18,5322973853997</text:p>
          </table:table-cell>
          <table:table-cell office:value-type="float" office:value="3.02231402486436" calcext:value-type="float">
            <text:p>3,02231402486436</text:p>
          </table:table-cell>
          <table:table-cell office:value-type="float" office:value="5.88162324628466" calcext:value-type="float">
            <text:p>5,88162324628466</text:p>
          </table:table-cell>
          <table:table-cell office:value-type="float" office:value="4.22927922031496" calcext:value-type="float">
            <text:p>4,22927922031496</text:p>
          </table:table-cell>
          <table:table-cell office:value-type="float" office:value="49.2009350602621" calcext:value-type="float">
            <text:p>49,2009350602621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max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38" calcext:value-type="float">
            <text:p>838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min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standard deviatio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.40234723924063" calcext:value-type="float">
            <text:p>2,40234723924063</text:p>
          </table:table-cell>
          <table:table-cell office:value-type="float" office:value="2.40134261400815" calcext:value-type="float">
            <text:p>2,40134261400815</text:p>
          </table:table-cell>
          <table:table-cell office:value-type="float" office:value="0.14921756518487" calcext:value-type="float">
            <text:p>0,14921756518487</text:p>
          </table:table-cell>
          <table:table-cell office:value-type="float" office:value="0.830454125598693" calcext:value-type="float">
            <text:p>0,830454125598693</text:p>
          </table:table-cell>
          <table:table-cell office:value-type="float" office:value="0.465664636156649" calcext:value-type="float">
            <text:p>0,465664636156649</text:p>
          </table:table-cell>
          <table:table-cell office:value-type="float" office:value="52.0440846077126" calcext:value-type="float">
            <text:p>52,0440846077126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 length statistics varianc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.77127225788709" calcext:value-type="float">
            <text:p>5,77127225788709</text:p>
          </table:table-cell>
          <table:table-cell office:value-type="float" office:value="5.76644634985152" calcext:value-type="float">
            <text:p>5,76644634985152</text:p>
          </table:table-cell>
          <table:table-cell office:value-type="float" office:value="0.0222658817597009" calcext:value-type="float">
            <text:p>0,022265881759701</text:p>
          </table:table-cell>
          <table:table-cell office:value-type="float" office:value="0.68965405472389" calcext:value-type="float">
            <text:p>0,68965405472389</text:p>
          </table:table-cell>
          <table:table-cell office:value-type="float" office:value="0.216843553366904" calcext:value-type="float">
            <text:p>0,216843553366904</text:p>
          </table:table-cell>
          <table:table-cell office:value-type="float" office:value="2708.58674265475" calcext:value-type="float">
            <text:p>2708,58674265475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Messages entrop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.5645183120306" calcext:value-type="float">
            <text:p>14,5645183120306</text:p>
          </table:table-cell>
          <table:table-cell office:value-type="float" office:value="14.564549149187" calcext:value-type="float">
            <text:p>14,564549149187</text:p>
          </table:table-cell>
          <table:table-cell office:value-type="float" office:value="0.154170001687919" calcext:value-type="float">
            <text:p>0,154170001687919</text:p>
          </table:table-cell>
          <table:table-cell office:value-type="float" office:value="0.578659082939171" calcext:value-type="float">
            <text:p>0,578659082939171</text:p>
          </table:table-cell>
          <table:table-cell office:value-type="float" office:value="0.924296962144121" calcext:value-type="float">
            <text:p>0,924296962144121</text:p>
          </table:table-cell>
          <table:table-cell office:value-type="float" office:value="13.2636508487748" calcext:value-type="float">
            <text:p>13,2636508487748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entropy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.5645183120306" calcext:value-type="float">
            <text:p>14,5645183120306</text:p>
          </table:table-cell>
          <table:table-cell office:value-type="float" office:value="14.564549149187" calcext:value-type="float">
            <text:p>14,564549149187</text:p>
          </table:table-cell>
          <table:table-cell office:value-type="float" office:value="0.154170001687919" calcext:value-type="float">
            <text:p>0,154170001687919</text:p>
          </table:table-cell>
          <table:table-cell office:value-type="float" office:value="0.578659082939171" calcext:value-type="float">
            <text:p>0,578659082939171</text:p>
          </table:table-cell>
          <table:table-cell office:value-type="float" office:value="0.924296962144121" calcext:value-type="float">
            <text:p>0,924296962144121</text:p>
          </table:table-cell>
          <table:table-cell office:value-type="float" office:value="9.10112611648844" calcext:value-type="float">
            <text:p>9,10112611648844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averag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.5321166277323" calcext:value-type="float">
            <text:p>18,5321166277323</text:p>
          </table:table-cell>
          <table:table-cell office:value-type="float" office:value="18.5322973853997" calcext:value-type="float">
            <text:p>18,5322973853997</text:p>
          </table:table-cell>
          <table:table-cell office:value-type="float" office:value="3.02231402486436" calcext:value-type="float">
            <text:p>3,02231402486436</text:p>
          </table:table-cell>
          <table:table-cell office:value-type="float" office:value="5.88162324628466" calcext:value-type="float">
            <text:p>5,88162324628466</text:p>
          </table:table-cell>
          <table:table-cell office:value-type="float" office:value="4.22927922031496" calcext:value-type="float">
            <text:p>4,22927922031496</text:p>
          </table:table-cell>
          <table:table-cell office:value-type="float" office:value="49.2009350602621" calcext:value-type="float">
            <text:p>49,2009350602621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max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38" calcext:value-type="float">
            <text:p>838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min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standard deviatio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.40234723924063" calcext:value-type="float">
            <text:p>2,40234723924063</text:p>
          </table:table-cell>
          <table:table-cell office:value-type="float" office:value="2.40134261400815" calcext:value-type="float">
            <text:p>2,40134261400815</text:p>
          </table:table-cell>
          <table:table-cell office:value-type="float" office:value="0.14921756518487" calcext:value-type="float">
            <text:p>0,14921756518487</text:p>
          </table:table-cell>
          <table:table-cell office:value-type="float" office:value="0.830454125598693" calcext:value-type="float">
            <text:p>0,830454125598693</text:p>
          </table:table-cell>
          <table:table-cell office:value-type="float" office:value="0.465664636156649" calcext:value-type="float">
            <text:p>0,465664636156649</text:p>
          </table:table-cell>
          <table:table-cell office:value-type="float" office:value="52.0440846077126" calcext:value-type="float">
            <text:p>52,0440846077126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Words length statistics varianc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.77127225788709" calcext:value-type="float">
            <text:p>5,77127225788709</text:p>
          </table:table-cell>
          <table:table-cell office:value-type="float" office:value="5.76644634985152" calcext:value-type="float">
            <text:p>5,76644634985152</text:p>
          </table:table-cell>
          <table:table-cell office:value-type="float" office:value="0.0222658817597009" calcext:value-type="float">
            <text:p>0,022265881759701</text:p>
          </table:table-cell>
          <table:table-cell office:value-type="float" office:value="0.68965405472389" calcext:value-type="float">
            <text:p>0,68965405472389</text:p>
          </table:table-cell>
          <table:table-cell office:value-type="float" office:value="0.216843553366904" calcext:value-type="float">
            <text:p>0,216843553366904</text:p>
          </table:table-cell>
          <table:table-cell office:value-type="float" office:value="2708.58674265475" calcext:value-type="float">
            <text:p>2708,5867426547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xecution call tracker</text:p>
          </table:table-cell>
          <table:table-cell table:style-name="ce23" table:number-columns-repeated="6"/>
          <table:table-cell table:style-name="ce18" table:number-columns-repeated="1017"/>
        </table:table-row>
        <table:table-row table:style-name="ro1">
          <table:table-cell table:style-name="ce20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24" table:number-columns-repeated="4"/>
          <table:table-cell table:style-name="ce24" office:value-type="string" calcext:value-type="string">
            <text:p>Call count</text:p>
          </table:table-cell>
          <table:table-cell table:style-name="ce18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4186.303598" calcext:value-type="float">
            <text:p>4,19E+03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723.686876" calcext:value-type="float">
            <text:p>7,24E+02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723.68594" calcext:value-type="float">
            <text:p>7,24E+02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338.8126945" calcext:value-type="float">
            <text:p>3,39E+02</text:p>
          </table:table-cell>
          <table:table-cell table:style-name="ce12" office:value-type="float" office:value="618.338147166667" calcext:value-type="float">
            <text:p>6,18E+02</text:p>
          </table:table-cell>
          <table:table-cell table:style-name="ce12" office:value-type="float" office:value="119.519143" calcext:value-type="float">
            <text:p>1,20E+02</text:p>
          </table:table-cell>
          <table:table-cell table:style-name="ce12" office:value-type="float" office:value="2011.816961" calcext:value-type="float">
            <text:p>2,01E+03</text:p>
          </table:table-cell>
          <table:table-cell table:style-name="ce12" office:value-type="float" office:value="736.924344459034" calcext:value-type="float">
            <text:p>7,37E+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135.1505705" calcext:value-type="float">
            <text:p>1,35E+02</text:p>
          </table:table-cell>
          <table:table-cell table:style-name="ce12" office:value-type="float" office:value="175.920689833333" calcext:value-type="float">
            <text:p>1,76E+02</text:p>
          </table:table-cell>
          <table:table-cell table:style-name="ce12" office:value-type="float" office:value="18.029026" calcext:value-type="float">
            <text:p>1,80E+01</text:p>
          </table:table-cell>
          <table:table-cell table:style-name="ce12" office:value-type="float" office:value="430.34593" calcext:value-type="float">
            <text:p>4,30E+02</text:p>
          </table:table-cell>
          <table:table-cell table:style-name="ce12" office:value-type="float" office:value="177.19972455326" calcext:value-type="float">
            <text:p>1,77E+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114.034326" calcext:value-type="float">
            <text:p>1,14E+02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style-name="ce12" office:value-type="float" office:value="96.103139" calcext:value-type="float">
            <text:p>9,61E+01</text:p>
          </table:table-cell>
          <table:table-cell table:style-name="ce12" office:value-type="float" office:value="148.060708666667" calcext:value-type="float">
            <text:p>1,48E+02</text:p>
          </table:table-cell>
          <table:table-cell table:style-name="ce12" office:value-type="float" office:value="93.051565" calcext:value-type="float">
            <text:p>9,31E+01</text:p>
          </table:table-cell>
          <table:table-cell table:style-name="ce12" office:value-type="float" office:value="255.027422" calcext:value-type="float">
            <text:p>2,55E+02</text:p>
          </table:table-cell>
          <table:table-cell table:style-name="ce12" office:value-type="float" office:value="92.6484557182202" calcext:value-type="float">
            <text:p>9,26E+01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style-name="ce12" office:value-type="float" office:value="70.278521" calcext:value-type="float">
            <text:p>7,03E+01</text:p>
          </table:table-cell>
          <table:table-cell table:style-name="ce12" office:value-type="float" office:value="74.9394246666667" calcext:value-type="float">
            <text:p>7,49E+01</text:p>
          </table:table-cell>
          <table:table-cell table:style-name="ce12" office:value-type="float" office:value="62.928956" calcext:value-type="float">
            <text:p>6,29E+01</text:p>
          </table:table-cell>
          <table:table-cell table:style-name="ce12" office:value-type="float" office:value="91.610797" calcext:value-type="float">
            <text:p>9,16E+01</text:p>
          </table:table-cell>
          <table:table-cell table:style-name="ce12" office:value-type="float" office:value="14.8981548531951" calcext:value-type="float">
            <text:p>1,49E+01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number-columns-repeated="4" table:style-name="ce12" office:value-type="float" office:value="23.944868" calcext:value-type="float">
            <text:p>2,39E+01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22.944856" calcext:value-type="float">
            <text:p>2,29E+01</text:p>
          </table:table-cell>
          <table:table-cell table:style-name="ce12" office:value-type="float" office:value="90.0511453333333" calcext:value-type="float">
            <text:p>9,01E+01</text:p>
          </table:table-cell>
          <table:table-cell table:style-name="ce12" office:value-type="float" office:value="5.234069" calcext:value-type="float">
            <text:p>5,23E+00</text:p>
          </table:table-cell>
          <table:table-cell table:style-name="ce12" office:value-type="float" office:value="396.312339" calcext:value-type="float">
            <text:p>3,96E+02</text:p>
          </table:table-cell>
          <table:table-cell table:style-name="ce12" office:value-type="float" office:value="152.918749024814" calcext:value-type="float">
            <text:p>1,53E+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19.204791" calcext:value-type="float">
            <text:p>1,92E+01</text:p>
          </table:table-cell>
          <table:table-cell table:style-name="ce12" office:value-type="float" office:value="21.4788943333333" calcext:value-type="float">
            <text:p>2,15E+01</text:p>
          </table:table-cell>
          <table:table-cell table:style-name="ce12" office:value-type="float" office:value="16.762021" calcext:value-type="float">
            <text:p>1,68E+01</text:p>
          </table:table-cell>
          <table:table-cell table:style-name="ce12" office:value-type="float" office:value="36.191029" calcext:value-type="float">
            <text:p>3,62E+01</text:p>
          </table:table-cell>
          <table:table-cell table:style-name="ce12" office:value-type="float" office:value="7.38074126505406" calcext:value-type="float">
            <text:p>7,38E+00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21" office:value-type="string" calcext:value-type="string">
            <text:p>Columnstatisticscalculator.calculate number statistics</text:p>
          </table:table-cell>
          <table:table-cell table:style-name="ce13" office:value-type="float" office:value="16.8340415" calcext:value-type="float">
            <text:p>1,68E+01</text:p>
          </table:table-cell>
          <table:table-cell table:style-name="ce13" office:value-type="float" office:value="25.2710496818182" calcext:value-type="float">
            <text:p>2,53E+01</text:p>
          </table:table-cell>
          <table:table-cell table:style-name="ce13" office:value-type="float" office:value="12.936079" calcext:value-type="float">
            <text:p>1,29E+01</text:p>
          </table:table-cell>
          <table:table-cell table:style-name="ce13" office:value-type="float" office:value="91.610783" calcext:value-type="float">
            <text:p>9,16E+01</text:p>
          </table:table-cell>
          <table:table-cell table:style-name="ce13" office:value-type="float" office:value="21.2199561957776" calcext:value-type="float">
            <text:p>2,12E+01</text:p>
          </table:table-cell>
          <table:table-cell table:style-name="ce17" office:value-type="float" office:value="22" calcext:value-type="float">
            <text:p>2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15.7036505" calcext:value-type="float">
            <text:p>1,57E+01</text:p>
          </table:table-cell>
          <table:table-cell table:style-name="ce12" office:value-type="float" office:value="15.7412226666667" calcext:value-type="float">
            <text:p>1,57E+01</text:p>
          </table:table-cell>
          <table:table-cell table:style-name="ce12" office:value-type="float" office:value="14.220401" calcext:value-type="float">
            <text:p>1,42E+01</text:p>
          </table:table-cell>
          <table:table-cell table:style-name="ce12" office:value-type="float" office:value="17.053947" calcext:value-type="float">
            <text:p>1,71E+01</text:p>
          </table:table-cell>
          <table:table-cell table:style-name="ce12" office:value-type="float" office:value="1.1169590268712" calcext:value-type="float">
            <text:p>1,12E+00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15.560641" calcext:value-type="float">
            <text:p>1,56E+01</text:p>
          </table:table-cell>
          <table:table-cell table:style-name="ce12" office:value-type="float" office:value="15.8419795" calcext:value-type="float">
            <text:p>1,58E+01</text:p>
          </table:table-cell>
          <table:table-cell table:style-name="ce12" office:value-type="float" office:value="14.082699" calcext:value-type="float">
            <text:p>1,41E+01</text:p>
          </table:table-cell>
          <table:table-cell table:style-name="ce12" office:value-type="float" office:value="18.140083" calcext:value-type="float">
            <text:p>1,81E+01</text:p>
          </table:table-cell>
          <table:table-cell table:style-name="ce12" office:value-type="float" office:value="1.63339845909169" calcext:value-type="float">
            <text:p>1,63E+00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14.856029" calcext:value-type="float">
            <text:p>1,49E+01</text:p>
          </table:table-cell>
          <table:table-cell table:style-name="ce12" office:value-type="float" office:value="18.5287276666667" calcext:value-type="float">
            <text:p>1,85E+01</text:p>
          </table:table-cell>
          <table:table-cell table:style-name="ce12" office:value-type="float" office:value="2.385649" calcext:value-type="float">
            <text:p>2,39E+00</text:p>
          </table:table-cell>
          <table:table-cell table:style-name="ce12" office:value-type="float" office:value="49.531569" calcext:value-type="float">
            <text:p>4,95E+01</text:p>
          </table:table-cell>
          <table:table-cell table:style-name="ce12" office:value-type="float" office:value="19.3475242613586" calcext:value-type="float">
            <text:p>1,93E+01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10.326448" calcext:value-type="float">
            <text:p>1,03E+01</text:p>
          </table:table-cell>
          <table:table-cell table:style-name="ce12" office:value-type="float" office:value="248.379794833333" calcext:value-type="float">
            <text:p>2,48E+02</text:p>
          </table:table-cell>
          <table:table-cell table:style-name="ce12" office:value-type="float" office:value="1.972512" calcext:value-type="float">
            <text:p>1,97E+00</text:p>
          </table:table-cell>
          <table:table-cell table:style-name="ce12" office:value-type="float" office:value="1441.428292" calcext:value-type="float">
            <text:p>1,44E+03</text:p>
          </table:table-cell>
          <table:table-cell table:style-name="ce12" office:value-type="float" office:value="584.549725789528" calcext:value-type="float">
            <text:p>5,85E+02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9.159224" calcext:value-type="float">
            <text:p>9,16E+00</text:p>
          </table:table-cell>
          <table:table-cell table:style-name="ce12" office:value-type="float" office:value="15.1336435" calcext:value-type="float">
            <text:p>1,51E+01</text:p>
          </table:table-cell>
          <table:table-cell table:style-name="ce12" office:value-type="float" office:value="7.554227" calcext:value-type="float">
            <text:p>7,55E+00</text:p>
          </table:table-cell>
          <table:table-cell table:style-name="ce12" office:value-type="float" office:value="46.459908" calcext:value-type="float">
            <text:p>4,65E+01</text:p>
          </table:table-cell>
          <table:table-cell table:style-name="ce12" office:value-type="float" office:value="15.3737663362706" calcext:value-type="float">
            <text:p>1,54E+01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style-name="ce12" office:value-type="float" office:value="8.198896" calcext:value-type="float">
            <text:p>8,20E+00</text:p>
          </table:table-cell>
          <table:table-cell table:style-name="ce12" office:value-type="float" office:value="35.9044853333333" calcext:value-type="float">
            <text:p>3,59E+01</text:p>
          </table:table-cell>
          <table:table-cell table:style-name="ce12" office:value-type="float" office:value="6.117497" calcext:value-type="float">
            <text:p>6,12E+00</text:p>
          </table:table-cell>
          <table:table-cell table:style-name="ce12" office:value-type="float" office:value="93.397063" calcext:value-type="float">
            <text:p>9,34E+01</text:p>
          </table:table-cell>
          <table:table-cell table:style-name="ce12" office:value-type="float" office:value="49.8009078282472" calcext:value-type="float">
            <text:p>4,98E+01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6.7584295" calcext:value-type="float">
            <text:p>6,76E+00</text:p>
          </table:table-cell>
          <table:table-cell table:style-name="ce12" office:value-type="float" office:value="111.685027730769" calcext:value-type="float">
            <text:p>1,12E+02</text:p>
          </table:table-cell>
          <table:table-cell table:style-name="ce12" office:value-type="float" office:value="1.899936" calcext:value-type="float">
            <text:p>1,90E+00</text:p>
          </table:table-cell>
          <table:table-cell table:style-name="ce12" office:value-type="float" office:value="1441.424052" calcext:value-type="float">
            <text:p>1,44E+03</text:p>
          </table:table-cell>
          <table:table-cell table:style-name="ce12" office:value-type="float" office:value="312.927124100589" calcext:value-type="float">
            <text:p>3,13E+02</text:p>
          </table:table-cell>
          <table:table-cell table:style-name="ce16" office:value-type="float" office:value="26" calcext:value-type="float">
            <text:p>2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5.281513" calcext:value-type="float">
            <text:p>5,28E+00</text:p>
          </table:table-cell>
          <table:table-cell table:style-name="ce12" office:value-type="float" office:value="5.51145640909091" calcext:value-type="float">
            <text:p>5,51E+00</text:p>
          </table:table-cell>
          <table:table-cell table:style-name="ce12" office:value-type="float" office:value="4.691513" calcext:value-type="float">
            <text:p>4,69E+00</text:p>
          </table:table-cell>
          <table:table-cell table:style-name="ce12" office:value-type="float" office:value="7.534047" calcext:value-type="float">
            <text:p>7,53E+00</text:p>
          </table:table-cell>
          <table:table-cell table:style-name="ce12" office:value-type="float" office:value="0.698518016711343" calcext:value-type="float">
            <text:p>6,99E-01</text:p>
          </table:table-cell>
          <table:table-cell table:style-name="ce16" office:value-type="float" office:value="22" calcext:value-type="float">
            <text:p>2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4.435499" calcext:value-type="float">
            <text:p>4,44E+00</text:p>
          </table:table-cell>
          <table:table-cell table:style-name="ce12" office:value-type="float" office:value="4.67450716666667" calcext:value-type="float">
            <text:p>4,67E+00</text:p>
          </table:table-cell>
          <table:table-cell table:style-name="ce12" office:value-type="float" office:value="3.654666" calcext:value-type="float">
            <text:p>3,65E+00</text:p>
          </table:table-cell>
          <table:table-cell table:style-name="ce12" office:value-type="float" office:value="6.084575" calcext:value-type="float">
            <text:p>6,08E+00</text:p>
          </table:table-cell>
          <table:table-cell table:style-name="ce12" office:value-type="float" office:value="0.92552083369688" calcext:value-type="float">
            <text:p>9,26E-01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style-name="ce12" office:value-type="float" office:value="4.195097" calcext:value-type="float">
            <text:p>4,20E+00</text:p>
          </table:table-cell>
          <table:table-cell table:style-name="ce12" office:value-type="float" office:value="9.38296866666667" calcext:value-type="float">
            <text:p>9,38E+00</text:p>
          </table:table-cell>
          <table:table-cell table:style-name="ce12" office:value-type="float" office:value="1.953082" calcext:value-type="float">
            <text:p>1,95E+00</text:p>
          </table:table-cell>
          <table:table-cell table:style-name="ce12" office:value-type="float" office:value="22.000727" calcext:value-type="float">
            <text:p>2,20E+01</text:p>
          </table:table-cell>
          <table:table-cell table:style-name="ce12" office:value-type="float" office:value="10.984649599958" calcext:value-type="float">
            <text:p>1,10E+01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3.418864" calcext:value-type="float">
            <text:p>3,42E+00</text:p>
          </table:table-cell>
          <table:table-cell table:style-name="ce12" office:value-type="float" office:value="4.14474508" calcext:value-type="float">
            <text:p>4,14E+00</text:p>
          </table:table-cell>
          <table:table-cell table:style-name="ce12" office:value-type="float" office:value="2.877134" calcext:value-type="float">
            <text:p>2,88E+00</text:p>
          </table:table-cell>
          <table:table-cell table:style-name="ce12" office:value-type="float" office:value="10.842823" calcext:value-type="float">
            <text:p>1,08E+01</text:p>
          </table:table-cell>
          <table:table-cell table:style-name="ce12" office:value-type="float" office:value="2.00031560003132" calcext:value-type="float">
            <text:p>2,00E+00</text:p>
          </table:table-cell>
          <table:table-cell table:style-name="ce16" office:value-type="float" office:value="25" calcext:value-type="float">
            <text:p>25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number-columns-repeated="4" table:style-name="ce12" office:value-type="float" office:value="3.374914" calcext:value-type="float">
            <text:p>3,37E+00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3.1252935" calcext:value-type="float">
            <text:p>3,13E+00</text:p>
          </table:table-cell>
          <table:table-cell table:style-name="ce12" office:value-type="float" office:value="3.79635572727273" calcext:value-type="float">
            <text:p>3,80E+00</text:p>
          </table:table-cell>
          <table:table-cell table:style-name="ce12" office:value-type="float" office:value="2.675573" calcext:value-type="float">
            <text:p>2,68E+00</text:p>
          </table:table-cell>
          <table:table-cell table:style-name="ce12" office:value-type="float" office:value="16.679203" calcext:value-type="float">
            <text:p>1,67E+01</text:p>
          </table:table-cell>
          <table:table-cell table:style-name="ce12" office:value-type="float" office:value="2.89755875141207" calcext:value-type="float">
            <text:p>2,90E+00</text:p>
          </table:table-cell>
          <table:table-cell table:style-name="ce16" office:value-type="float" office:value="22" calcext:value-type="float">
            <text:p>2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style-name="ce12" office:value-type="float" office:value="2.442583" calcext:value-type="float">
            <text:p>2,44E+00</text:p>
          </table:table-cell>
          <table:table-cell table:style-name="ce12" office:value-type="float" office:value="2.769625" calcext:value-type="float">
            <text:p>2,77E+00</text:p>
          </table:table-cell>
          <table:table-cell table:style-name="ce12" office:value-type="float" office:value="1.899969" calcext:value-type="float">
            <text:p>1,90E+00</text:p>
          </table:table-cell>
          <table:table-cell table:style-name="ce12" office:value-type="float" office:value="3.966323" calcext:value-type="float">
            <text:p>3,97E+00</text:p>
          </table:table-cell>
          <table:table-cell table:style-name="ce12" office:value-type="float" office:value="1.07129457463949" calcext:value-type="float">
            <text:p>1,07E+00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style-name="ce12" office:value-type="float" office:value="1.76607" calcext:value-type="float">
            <text:p>1,77E+00</text:p>
          </table:table-cell>
          <table:table-cell table:style-name="ce12" office:value-type="float" office:value="1.97056966666667" calcext:value-type="float">
            <text:p>1,97E+00</text:p>
          </table:table-cell>
          <table:table-cell table:style-name="ce12" office:value-type="float" office:value="1.394756" calcext:value-type="float">
            <text:p>1,39E+00</text:p>
          </table:table-cell>
          <table:table-cell table:style-name="ce12" office:value-type="float" office:value="2.750883" calcext:value-type="float">
            <text:p>2,75E+00</text:p>
          </table:table-cell>
          <table:table-cell table:style-name="ce12" office:value-type="float" office:value="0.700810384684997" calcext:value-type="float">
            <text:p>7,01E-01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1.601636" calcext:value-type="float">
            <text:p>1,60E+00</text:p>
          </table:table-cell>
          <table:table-cell table:style-name="ce12" office:value-type="float" office:value="1.724586" calcext:value-type="float">
            <text:p>1,72E+00</text:p>
          </table:table-cell>
          <table:table-cell table:style-name="ce12" office:value-type="float" office:value="1.486521" calcext:value-type="float">
            <text:p>1,49E+00</text:p>
          </table:table-cell>
          <table:table-cell table:style-name="ce12" office:value-type="float" office:value="2.424156" calcext:value-type="float">
            <text:p>2,42E+00</text:p>
          </table:table-cell>
          <table:table-cell table:style-name="ce12" office:value-type="float" office:value="0.35266575169812" calcext:value-type="float">
            <text:p>3,53E-01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number-columns-repeated="4" table:style-name="ce12" office:value-type="float" office:value="1.514537" calcext:value-type="float">
            <text:p>1,51E+00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style-name="ce12" office:value-type="float" office:value="1.050252" calcext:value-type="float">
            <text:p>1,05E+00</text:p>
          </table:table-cell>
          <table:table-cell table:style-name="ce12" office:value-type="float" office:value="1.00006633333333" calcext:value-type="float">
            <text:p>1,00E+00</text:p>
          </table:table-cell>
          <table:table-cell table:style-name="ce12" office:value-type="float" office:value="0.660747" calcext:value-type="float">
            <text:p>6,61E-01</text:p>
          </table:table-cell>
          <table:table-cell table:style-name="ce12" office:value-type="float" office:value="1.2892" calcext:value-type="float">
            <text:p>1,29E+00</text:p>
          </table:table-cell>
          <table:table-cell table:style-name="ce12" office:value-type="float" office:value="0.317217975777435" calcext:value-type="float">
            <text:p>3,17E-01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0.815809" calcext:value-type="float">
            <text:p>8,16E-01</text:p>
          </table:table-cell>
          <table:table-cell table:style-name="ce12" office:value-type="float" office:value="0.942514833333333" calcext:value-type="float">
            <text:p>9,43E-01</text:p>
          </table:table-cell>
          <table:table-cell table:style-name="ce12" office:value-type="float" office:value="0.696603" calcext:value-type="float">
            <text:p>6,97E-01</text:p>
          </table:table-cell>
          <table:table-cell table:style-name="ce12" office:value-type="float" office:value="1.563429" calcext:value-type="float">
            <text:p>1,56E+00</text:p>
          </table:table-cell>
          <table:table-cell table:style-name="ce12" office:value-type="float" office:value="0.327660032828184" calcext:value-type="float">
            <text:p>3,28E-01</text:p>
          </table:table-cell>
          <table:table-cell table:style-name="ce16"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number-columns-repeated="4" table:style-name="ce12" office:value-type="float" office:value="0.696557" calcext:value-type="float">
            <text:p>6,97E-01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45" calcext:value-type="float">
            <text:p>4,50E-06</text:p>
          </table:table-cell>
          <table:table-cell table:style-name="ce12" office:value-type="float" office:value="0.00000436363636363636" calcext:value-type="float">
            <text:p>4,36E-06</text:p>
          </table:table-cell>
          <table:table-cell table:style-name="ce12" office:value-type="float" office:value="0.000002" calcext:value-type="float">
            <text:p>2,00E-06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12552918289217" calcext:value-type="float">
            <text:p>1,26E-06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Mostra de 10e3 files'.A59:'Mostra de 10e3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Mostra de 10e4 files'.A59:'Mostra de 10e4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Mostra de 10e5 files'.A59:'Mostra de 10e5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Mostra de 10e6 files'.A59:'Mostra de 10e6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Conjunt de dades complet'.A59:'Conjunt de dades complet'.G92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language="ca" fo:country="ES" style:font-name-asian="Noto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 number:grouping="true"/>
    </number:number-style>
    <number:number-style style:name="N105">
      <number:number number:decimal-places="3" number:min-decimal-places="3" number:min-integer-digits="1" number:grouping="true"/>
    </number:number-style>
    <number:number-style style:name="N106">
      <number:number number:decimal-places="4" number:min-decimal-places="4" number:min-integer-digits="1" number:grouping="true"/>
    </number:number-style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07:53:05.627008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06-02T08:16:02.674643149</dc:date>
    <meta:editing-duration>PT47M28S</meta:editing-duration>
    <meta:editing-cycles>22</meta:editing-cycles>
    <meta:document-statistic meta:table-count="5" meta:cell-count="3730" meta:object-count="0"/>
  </office:meta>
</office:document-meta>
</file>